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AdvP4C4E74" svg:font-family="AdvP4C4E74"/>
    <style:font-face style:name="AdvP4C4E741" svg:font-family="AdvP4C4E74" style:font-pitch="variable"/>
    <style:font-face style:name="AdvP696A" svg:font-family="AdvP696A"/>
    <style:font-face style:name="AdvP696A1" svg:font-family="AdvP696A" style:font-pitch="variable"/>
    <style:font-face style:name="AdvP6975" svg:font-family="AdvP6975"/>
    <style:font-face style:name="AdvP69751" svg:font-family="AdvP6975" style:font-pitch="variable"/>
    <style:font-face style:name="AdvP6C5B" svg:font-family="AdvP6C5B" style:font-pitch="variable"/>
    <style:font-face style:name="AdvP6C5B1" svg:font-family="AdvP6C5B"/>
    <style:font-face style:name="AdvP6C63" svg:font-family="AdvP6C63" style:font-pitch="variable"/>
    <style:font-face style:name="AdvP6C631" svg:font-family="AdvP6C63"/>
    <style:font-face style:name="AdvP6C82" svg:font-family="AdvP6C82"/>
    <style:font-face style:name="AdvP6C821" svg:font-family="AdvP6C82" style:font-pitch="variable"/>
    <style:font-face style:name="Arial" svg:font-family="Arial"/>
    <style:font-face style:name="Arial1" svg:font-family="Arial" style:font-pitch="variable"/>
    <style:font-face style:name="Arial2" svg:font-family="Arial" style:font-family-generic="system" style:font-pitch="variable"/>
    <style:font-face style:name="ArialMT" svg:font-family="ArialMT" style:font-pitch="variable"/>
    <style:font-face style:name="ArialMT1" svg:font-family="ArialMT"/>
    <style:font-face style:name="DejaVu Sans" svg:font-family="'DejaVu Sans'" style:font-pitch="variable"/>
    <style:font-face style:name="DejaVu Sans1"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svg:font-family="Times" style:font-pitch="variable"/>
    <style:font-face style:name="Times1" svg:font-family="Times"/>
  </office:font-face-decls>
  <office:automatic-styles>
    <style:style style:name="dp1" style:family="drawing-page"/>
    <style:style style:name="gr1" style:family="graphic" style:parent-style-name="standard">
      <style:graphic-properties draw:stroke="solid" svg:stroke-width="0.02cm" svg:stroke-color="#ffffff" draw:stroke-linejoin="miter" svg:stroke-linecap="butt" draw:fill="solid" draw:fill-color="#ffffff" fo:padding-top="0.01cm" fo:padding-bottom="0.01cm" fo:padding-left="0.01cm" fo:padding-right="0.01cm" loext:decorative="false"/>
    </style:style>
    <style:style style:name="gr2" style:family="graphic" style:parent-style-name="standard">
      <style:graphic-properties draw:stroke="solid" svg:stroke-width="0.02cm" svg:stroke-color="#241f1f" draw:stroke-linejoin="miter" svg:stroke-linecap="butt" draw:fill="none" fo:padding-top="0.01cm" fo:padding-bottom="0.01cm" fo:padding-left="0.01cm" fo:padding-right="0.01cm" loext:decorative="false"/>
    </style:style>
    <style:style style:name="gr3" style:family="graphic" style:parent-style-name="standard">
      <style:graphic-properties draw:stroke="none" draw:fill="solid" draw:fill-color="#241f1f" loext:decorative="false"/>
    </style:style>
    <style:style style:name="gr4" style:family="graphic" style:parent-style-name="standard">
      <style:graphic-properties draw:stroke="dash" draw:stroke-dash="stroke-dash26" svg:stroke-width="0.02cm" svg:stroke-color="#241f1f" draw:stroke-linejoin="miter" svg:stroke-linecap="butt" draw:fill="none" fo:padding-top="0.01cm" fo:padding-bottom="0.01cm" fo:padding-left="0.01cm" fo:padding-right="0.01cm" loext:decorative="false"/>
    </style:style>
    <style:style style:name="gr5" style:family="graphic" style:parent-style-name="standard">
      <style:graphic-properties draw:stroke="none" draw:fill="none" draw:textarea-horizontal-align="left" draw:textarea-vertical-align="top" draw:auto-grow-height="true" draw:auto-grow-width="true" fo:min-height="0.281cm" fo:min-width="0.281cm" fo:padding-top="0cm" fo:padding-bottom="0cm" fo:padding-left="0cm" fo:padding-right="0cm" loext:decorative="false"/>
      <style:paragraph-properties style:writing-mode="lr-tb"/>
    </style:style>
    <style:style style:name="gr6" style:family="graphic" style:parent-style-name="standard">
      <style:graphic-properties draw:stroke="dash" draw:stroke-dash="stroke-dash33" svg:stroke-width="0.02cm" svg:stroke-color="#241f1f" draw:stroke-linejoin="miter" svg:stroke-linecap="butt" draw:fill="none" fo:padding-top="0.01cm" fo:padding-bottom="0.01cm" fo:padding-left="0.01cm" fo:padding-right="0.01cm" loext:decorative="false"/>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241f1f"/>
    </style:style>
    <style:style style:name="P4" style:family="paragraph">
      <style:paragraph-properties fo:text-align="start" style:writing-mode="lr-tb"/>
    </style:style>
    <style:style style:name="P5" style:family="paragraph">
      <loext:graphic-properties draw:fill="none"/>
      <style:text-properties fo:font-size="8pt" style:font-size-asian="8pt" style:font-size-complex="8pt"/>
    </style:style>
    <style:style style:name="T1" style:family="text">
      <style:text-properties fo:color="#241f1f" loext:opacity="100%" style:font-name="Arial" fo:font-size="8pt" fo:font-weight="normal" style:font-name-asian="Arial" style:font-size-asian="8pt" style:font-weight-asian="normal" style:font-name-complex="Arial" style:font-size-complex="8pt" style:font-weight-complex="normal"/>
    </style:style>
    <style:style style:name="T2" style:family="text">
      <style:text-properties fo:color="#241f1f" loext:opacity="100%" style:font-name="ArialMT1" fo:font-size="8pt" fo:font-style="italic" fo:font-weight="normal" style:font-name-asian="ArialMT1" style:font-size-asian="8pt" style:font-style-asian="italic" style:font-weight-asian="normal" style:font-name-complex="ArialMT1" style:font-size-complex="8pt" style:font-style-complex="italic"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9.42cm" svg:height="3.062cm" svg:x="1.312cm" svg:y="0.516cm" svg:viewBox="0 0 9421 3063" draw:points="0,3063 9421,3063 9421,0 0,0">
          <text:p/>
        </draw:polygon>
        <draw:line draw:style-name="gr2" draw:text-style-name="P2" draw:layer="layout" svg:x1="1.312cm" svg:y1="3.578cm" svg:x2="1.312cm" svg:y2="0.516cm">
          <text:p/>
        </draw:line>
        <draw:polygon draw:style-name="gr3" draw:text-style-name="P3" draw:layer="layout" svg:width="0.003cm" svg:height="0.003cm" svg:x="1.312cm" svg:y="0.518cm" svg:viewBox="0 0 4 4" draw:points="0,4 4,4 4,0 0,0">
          <text:p/>
        </draw:polygon>
        <draw:polyline draw:style-name="gr2" draw:text-style-name="P2" draw:layer="layout" svg:width="0cm" svg:height="0cm" svg:x="1.312cm" svg:y="0.516cm" svg:viewBox="0 0 0 0" draw:points="0,0">
          <text:p/>
        </draw:polyline>
        <draw:polygon draw:style-name="gr3" draw:text-style-name="P3" draw:layer="layout" svg:width="0.003cm" svg:height="0.003cm" svg:x="1.312cm" svg:y="0.518cm" svg:viewBox="0 0 4 4" draw:points="0,4 4,4 4,0 0,0">
          <text:p/>
        </draw:polygon>
        <draw:line draw:style-name="gr4" draw:text-style-name="P2" draw:layer="layout" svg:x1="2.766cm" svg:y1="3.578cm" svg:x2="2.766cm" svg:y2="0.516cm">
          <text:p/>
        </draw:line>
        <draw:polygon draw:style-name="gr3" draw:text-style-name="P3" draw:layer="layout" svg:width="0.001cm" svg:height="0.003cm" svg:x="2.768cm" svg:y="0.518cm" svg:viewBox="0 0 2 4" draw:points="0,4 2,4 2,0 0,0">
          <text:p/>
        </draw:polygon>
        <draw:polyline draw:style-name="gr2" draw:text-style-name="P2" draw:layer="layout" svg:width="0cm" svg:height="0cm" svg:x="2.766cm" svg:y="0.516cm" svg:viewBox="0 0 0 0" draw:points="0,0">
          <text:p/>
        </draw:polyline>
        <draw:polygon draw:style-name="gr3" draw:text-style-name="P3" draw:layer="layout" svg:width="0.001cm" svg:height="0.003cm" svg:x="2.768cm" svg:y="0.518cm" svg:viewBox="0 0 2 4" draw:points="0,4 2,4 2,0 0,0">
          <text:p/>
        </draw:polygon>
        <draw:line draw:style-name="gr4" draw:text-style-name="P2" draw:layer="layout" svg:x1="4.242cm" svg:y1="3.578cm" svg:x2="4.242cm" svg:y2="0.516cm">
          <text:p/>
        </draw:line>
        <draw:polygon draw:style-name="gr3" draw:text-style-name="P3" draw:layer="layout" svg:width="0.003cm" svg:height="0.003cm" svg:x="4.244cm" svg:y="0.518cm" svg:viewBox="0 0 4 4" draw:points="0,4 4,4 4,0 0,0">
          <text:p/>
        </draw:polygon>
        <draw:polyline draw:style-name="gr2" draw:text-style-name="P2" draw:layer="layout" svg:width="0cm" svg:height="0cm" svg:x="4.242cm" svg:y="0.516cm" svg:viewBox="0 0 0 0" draw:points="0,0">
          <text:p/>
        </draw:polyline>
        <draw:polygon draw:style-name="gr3" draw:text-style-name="P3" draw:layer="layout" svg:width="0.003cm" svg:height="0.003cm" svg:x="4.244cm" svg:y="0.518cm" svg:viewBox="0 0 4 4" draw:points="0,4 4,4 4,0 0,0">
          <text:p/>
        </draw:polygon>
        <draw:line draw:style-name="gr4" draw:text-style-name="P2" draw:layer="layout" svg:x1="5.718cm" svg:y1="3.578cm" svg:x2="5.718cm" svg:y2="0.516cm">
          <text:p/>
        </draw:line>
        <draw:polygon draw:style-name="gr3" draw:text-style-name="P3" draw:layer="layout" svg:width="0.003cm" svg:height="0.003cm" svg:x="5.72cm" svg:y="0.518cm" svg:viewBox="0 0 4 4" draw:points="0,4 4,4 4,0 0,0">
          <text:p/>
        </draw:polygon>
        <draw:polyline draw:style-name="gr2" draw:text-style-name="P2" draw:layer="layout" svg:width="0cm" svg:height="0cm" svg:x="5.718cm" svg:y="0.516cm" svg:viewBox="0 0 0 0" draw:points="0,0">
          <text:p/>
        </draw:polyline>
        <draw:polygon draw:style-name="gr3" draw:text-style-name="P3" draw:layer="layout" svg:width="0.003cm" svg:height="0.003cm" svg:x="5.72cm" svg:y="0.518cm" svg:viewBox="0 0 4 4" draw:points="0,4 4,4 4,0 0,0">
          <text:p/>
        </draw:polygon>
        <draw:line draw:style-name="gr4" draw:text-style-name="P2" draw:layer="layout" svg:x1="7.195cm" svg:y1="3.578cm" svg:x2="7.195cm" svg:y2="0.516cm">
          <text:p/>
        </draw:line>
        <draw:polygon draw:style-name="gr3" draw:text-style-name="P3" draw:layer="layout" svg:width="0.001cm" svg:height="0.003cm" svg:x="7.195cm" svg:y="0.518cm" svg:viewBox="0 0 2 4" draw:points="0,4 2,4 2,0 0,0">
          <text:p/>
        </draw:polygon>
        <draw:polyline draw:style-name="gr2" draw:text-style-name="P2" draw:layer="layout" svg:width="0cm" svg:height="0cm" svg:x="7.195cm" svg:y="0.516cm" svg:viewBox="0 0 0 0" draw:points="0,0">
          <text:p/>
        </draw:polyline>
        <draw:polygon draw:style-name="gr3" draw:text-style-name="P3" draw:layer="layout" svg:width="0.001cm" svg:height="0.003cm" svg:x="7.195cm" svg:y="0.518cm" svg:viewBox="0 0 2 4" draw:points="0,4 2,4 2,0 0,0">
          <text:p/>
        </draw:polygon>
        <draw:line draw:style-name="gr4" draw:text-style-name="P2" draw:layer="layout" svg:x1="8.671cm" svg:y1="3.578cm" svg:x2="8.671cm" svg:y2="0.516cm">
          <text:p/>
        </draw:line>
        <draw:polygon draw:style-name="gr3" draw:text-style-name="P3" draw:layer="layout" svg:width="0.003cm" svg:height="0.003cm" svg:x="8.671cm" svg:y="0.518cm" svg:viewBox="0 0 4 4" draw:points="0,4 4,4 4,0 0,0">
          <text:p/>
        </draw:polygon>
        <draw:polyline draw:style-name="gr2" draw:text-style-name="P2" draw:layer="layout" svg:width="0cm" svg:height="0cm" svg:x="8.671cm" svg:y="0.516cm" svg:viewBox="0 0 0 0" draw:points="0,0">
          <text:p/>
        </draw:polyline>
        <draw:polygon draw:style-name="gr3" draw:text-style-name="P3" draw:layer="layout" svg:width="0.003cm" svg:height="0.003cm" svg:x="8.671cm" svg:y="0.518cm" svg:viewBox="0 0 4 4" draw:points="0,4 4,4 4,0 0,0">
          <text:p/>
        </draw:polygon>
        <draw:line draw:style-name="gr4" draw:text-style-name="P2" draw:layer="layout" svg:x1="10.124cm" svg:y1="3.578cm" svg:x2="10.124cm" svg:y2="0.516cm">
          <text:p/>
        </draw:line>
        <draw:polygon draw:style-name="gr3" draw:text-style-name="P3" draw:layer="layout" svg:width="0.003cm" svg:height="0.003cm" svg:x="10.126cm" svg:y="0.518cm" svg:viewBox="0 0 4 4" draw:points="0,4 4,4 4,0 0,0">
          <text:p/>
        </draw:polygon>
        <draw:polyline draw:style-name="gr2" draw:text-style-name="P2" draw:layer="layout" svg:width="0cm" svg:height="0cm" svg:x="10.124cm" svg:y="0.516cm" svg:viewBox="0 0 0 0" draw:points="0,0">
          <text:p/>
        </draw:polyline>
        <draw:polygon draw:style-name="gr3" draw:text-style-name="P3" draw:layer="layout" svg:width="0.003cm" svg:height="0.003cm" svg:x="10.126cm" svg:y="0.518cm" svg:viewBox="0 0 4 4" draw:points="0,4 4,4 4,0 0,0">
          <text:p/>
        </draw:polygon>
        <draw:line draw:style-name="gr2" draw:text-style-name="P2" draw:layer="layout" svg:x1="1.312cm" svg:y1="3.578cm" svg:x2="10.732cm" svg:y2="3.578cm">
          <text:p/>
        </draw:line>
        <draw:polygon draw:style-name="gr3" draw:text-style-name="P3" draw:layer="layout" svg:width="0.003cm" svg:height="0.003cm" svg:x="10.734cm" svg:y="3.578cm" svg:viewBox="0 0 4 4" draw:points="0,4 4,4 4,0 0,0">
          <text:p/>
        </draw:polygon>
        <draw:polyline draw:style-name="gr2" draw:text-style-name="P2" draw:layer="layout" svg:width="0cm" svg:height="0cm" svg:x="10.732cm" svg:y="3.578cm" svg:viewBox="0 0 0 0" draw:points="0,0">
          <text:p/>
        </draw:polyline>
        <draw:polygon draw:style-name="gr3" draw:text-style-name="P3" draw:layer="layout" svg:width="0.003cm" svg:height="0.003cm" svg:x="10.734cm" svg:y="3.578cm" svg:viewBox="0 0 4 4" draw:points="0,4 4,4 4,0 0,0">
          <text:p/>
        </draw:polygon>
        <draw:line draw:style-name="gr2" draw:text-style-name="P2" draw:layer="layout" svg:x1="1.312cm" svg:y1="2.036cm" svg:x2="10.732cm" svg:y2="2.036cm">
          <text:p/>
        </draw:line>
        <draw:polygon draw:style-name="gr3" draw:text-style-name="P3" draw:layer="layout" svg:width="0.003cm" svg:height="0.001cm" svg:x="10.734cm" svg:y="2.038cm" svg:viewBox="0 0 4 2" draw:points="0,2 4,2 4,0 0,0">
          <text:p/>
        </draw:polygon>
        <draw:polyline draw:style-name="gr2" draw:text-style-name="P2" draw:layer="layout" svg:width="0cm" svg:height="0cm" svg:x="10.732cm" svg:y="2.036cm" svg:viewBox="0 0 0 0" draw:points="0,0">
          <text:p/>
        </draw:polyline>
        <draw:polygon draw:style-name="gr3" draw:text-style-name="P3" draw:layer="layout" svg:width="0.003cm" svg:height="0.001cm" svg:x="10.734cm" svg:y="2.038cm" svg:viewBox="0 0 4 2" draw:points="0,2 4,2 4,0 0,0">
          <text:p/>
        </draw:polygon>
        <draw:line draw:style-name="gr2" draw:text-style-name="P2" draw:layer="layout" svg:x1="1.312cm" svg:y1="0.516cm" svg:x2="10.732cm" svg:y2="0.516cm">
          <text:p/>
        </draw:line>
        <draw:polygon draw:style-name="gr3" draw:text-style-name="P3" draw:layer="layout" svg:width="0.003cm" svg:height="0.003cm" svg:x="10.734cm" svg:y="0.518cm" svg:viewBox="0 0 4 4" draw:points="0,4 4,4 4,0 0,0">
          <text:p/>
        </draw:polygon>
        <draw:polyline draw:style-name="gr2" draw:text-style-name="P2" draw:layer="layout" svg:width="0cm" svg:height="0cm" svg:x="10.732cm" svg:y="0.516cm" svg:viewBox="0 0 0 0" draw:points="0,0">
          <text:p/>
        </draw:polyline>
        <draw:polygon draw:style-name="gr3" draw:text-style-name="P3" draw:layer="layout" svg:width="0.003cm" svg:height="0.003cm" svg:x="10.734cm" svg:y="0.518cm" svg:viewBox="0 0 4 4" draw:points="0,4 4,4 4,0 0,0">
          <text:p/>
        </draw:polygon>
        <draw:line draw:style-name="gr2" draw:text-style-name="P2" draw:layer="layout" svg:x1="1.312cm" svg:y1="0.516cm" svg:x2="10.732cm" svg:y2="0.516cm">
          <text:p/>
        </draw:line>
        <draw:polygon draw:style-name="gr3" draw:text-style-name="P3" draw:layer="layout" svg:width="0.003cm" svg:height="0.003cm" svg:x="10.734cm" svg:y="0.518cm" svg:viewBox="0 0 4 4" draw:points="0,4 4,4 4,0 0,0">
          <text:p/>
        </draw:polygon>
        <draw:line draw:style-name="gr2" draw:text-style-name="P2" draw:layer="layout" svg:x1="1.312cm" svg:y1="3.578cm" svg:x2="10.732cm" svg:y2="3.578cm">
          <text:p/>
        </draw:line>
        <draw:polygon draw:style-name="gr3" draw:text-style-name="P3" draw:layer="layout" svg:width="0.003cm" svg:height="0.003cm" svg:x="10.734cm" svg:y="3.578cm" svg:viewBox="0 0 4 4" draw:points="0,4 4,4 4,0 0,0">
          <text:p/>
        </draw:polygon>
        <draw:line draw:style-name="gr2" draw:text-style-name="P2" draw:layer="layout" svg:x1="10.732cm" svg:y1="3.578cm" svg:x2="10.732cm" svg:y2="0.516cm">
          <text:p/>
        </draw:line>
        <draw:polygon draw:style-name="gr3" draw:text-style-name="P3" draw:layer="layout" svg:width="0.003cm" svg:height="0.003cm" svg:x="10.734cm" svg:y="0.518cm" svg:viewBox="0 0 4 4" draw:points="0,4 4,4 4,0 0,0">
          <text:p/>
        </draw:polygon>
        <draw:line draw:style-name="gr2" draw:text-style-name="P2" draw:layer="layout" svg:x1="1.312cm" svg:y1="3.578cm" svg:x2="1.312cm" svg:y2="0.516cm">
          <text:p/>
        </draw:line>
        <draw:polygon draw:style-name="gr3" draw:text-style-name="P3" draw:layer="layout" svg:width="0.003cm" svg:height="0.003cm" svg:x="1.312cm" svg:y="0.518cm" svg:viewBox="0 0 4 4" draw:points="0,4 4,4 4,0 0,0">
          <text:p/>
        </draw:polygon>
        <draw:line draw:style-name="gr2" draw:text-style-name="P2" draw:layer="layout" svg:x1="1.312cm" svg:y1="3.578cm" svg:x2="10.732cm" svg:y2="3.578cm">
          <text:p/>
        </draw:line>
        <draw:polygon draw:style-name="gr3" draw:text-style-name="P3" draw:layer="layout" svg:width="0.003cm" svg:height="0.003cm" svg:x="10.734cm" svg:y="3.578cm" svg:viewBox="0 0 4 4" draw:points="0,4 4,4 4,0 0,0">
          <text:p/>
        </draw:polygon>
        <draw:line draw:style-name="gr2" draw:text-style-name="P2" draw:layer="layout" svg:x1="1.312cm" svg:y1="3.578cm" svg:x2="1.312cm" svg:y2="0.516cm">
          <text:p/>
        </draw:line>
        <draw:polygon draw:style-name="gr3" draw:text-style-name="P3" draw:layer="layout" svg:width="0.003cm" svg:height="0.003cm" svg:x="1.312cm" svg:y="0.518cm" svg:viewBox="0 0 4 4" draw:points="0,4 4,4 4,0 0,0">
          <text:p/>
        </draw:polygon>
        <draw:line draw:style-name="gr2" draw:text-style-name="P2" draw:layer="layout" svg:x1="1.312cm" svg:y1="3.578cm" svg:x2="1.312cm" svg:y2="3.469cm">
          <text:p/>
        </draw:line>
        <draw:polygon draw:style-name="gr3" draw:text-style-name="P3" draw:layer="layout" svg:width="0.003cm" svg:height="0.003cm" svg:x="1.312cm" svg:y="3.47cm" svg:viewBox="0 0 4 4" draw:points="0,4 4,4 4,0 0,0">
          <text:p/>
        </draw:polygon>
        <draw:line draw:style-name="gr2" draw:text-style-name="P2" draw:layer="layout" svg:x1="1.312cm" svg:y1="0.516cm" svg:x2="1.312cm" svg:y2="0.603cm">
          <text:p/>
        </draw:line>
        <draw:polygon draw:style-name="gr3" draw:text-style-name="P3" draw:layer="layout" svg:width="0.003cm" svg:height="0.001cm" svg:x="1.312cm" svg:y="0.605cm" svg:viewBox="0 0 4 2" draw:points="0,2 4,2 4,0 0,0">
          <text:p/>
        </draw:polygon>
        <draw:line draw:style-name="gr2" draw:text-style-name="P2" draw:layer="layout" svg:x1="2.766cm" svg:y1="3.578cm" svg:x2="2.766cm" svg:y2="3.469cm">
          <text:p/>
        </draw:line>
        <draw:polygon draw:style-name="gr3" draw:text-style-name="P3" draw:layer="layout" svg:width="0.001cm" svg:height="0.003cm" svg:x="2.768cm" svg:y="3.47cm" svg:viewBox="0 0 2 4" draw:points="0,4 2,4 2,0 0,0">
          <text:p/>
        </draw:polygon>
        <draw:line draw:style-name="gr2" draw:text-style-name="P2" draw:layer="layout" svg:x1="2.766cm" svg:y1="0.516cm" svg:x2="2.766cm" svg:y2="0.603cm">
          <text:p/>
        </draw:line>
        <draw:polygon draw:style-name="gr3" draw:text-style-name="P3" draw:layer="layout" svg:width="0.001cm" svg:height="0.001cm" svg:x="2.768cm" svg:y="0.605cm" svg:viewBox="0 0 2 2" draw:points="0,2 2,2 2,0 0,0">
          <text:p/>
        </draw:polygon>
        <draw:frame draw:style-name="gr5" draw:text-style-name="P5" draw:layer="layout" svg:width="0.281cm" svg:height="0.319cm" svg:x="1.248cm" svg:y="3.641cm">
          <draw:text-box>
            <text:p text:style-name="P4"><text:span text:style-name="T1">0</text:span></text:p>
          </draw:text-box>
        </draw:frame>
        <draw:line draw:style-name="gr2" draw:text-style-name="P2" draw:layer="layout" svg:x1="4.242cm" svg:y1="3.578cm" svg:x2="4.242cm" svg:y2="3.469cm">
          <text:p/>
        </draw:line>
        <draw:polygon draw:style-name="gr3" draw:text-style-name="P3" draw:layer="layout" svg:width="0.003cm" svg:height="0.003cm" svg:x="4.244cm" svg:y="3.47cm" svg:viewBox="0 0 4 4" draw:points="0,4 4,4 4,0 0,0">
          <text:p/>
        </draw:polygon>
        <draw:line draw:style-name="gr2" draw:text-style-name="P2" draw:layer="layout" svg:x1="4.242cm" svg:y1="0.516cm" svg:x2="4.242cm" svg:y2="0.603cm">
          <text:p/>
        </draw:line>
        <draw:polygon draw:style-name="gr3" draw:text-style-name="P3" draw:layer="layout" svg:width="0.003cm" svg:height="0.001cm" svg:x="4.244cm" svg:y="0.605cm" svg:viewBox="0 0 4 2" draw:points="0,2 4,2 4,0 0,0">
          <text:p/>
        </draw:polygon>
        <draw:frame draw:style-name="gr5" draw:text-style-name="P5" draw:layer="layout" svg:width="0.281cm" svg:height="0.319cm" svg:x="2.702cm" svg:y="3.641cm">
          <draw:text-box>
            <text:p text:style-name="P4"><text:span text:style-name="T1">5</text:span></text:p>
          </draw:text-box>
        </draw:frame>
        <draw:line draw:style-name="gr2" draw:text-style-name="P2" draw:layer="layout" svg:x1="5.718cm" svg:y1="3.578cm" svg:x2="5.718cm" svg:y2="3.469cm">
          <text:p/>
        </draw:line>
        <draw:polygon draw:style-name="gr3" draw:text-style-name="P3" draw:layer="layout" svg:width="0.003cm" svg:height="0.003cm" svg:x="5.72cm" svg:y="3.47cm" svg:viewBox="0 0 4 4" draw:points="0,4 4,4 4,0 0,0">
          <text:p/>
        </draw:polygon>
        <draw:line draw:style-name="gr2" draw:text-style-name="P2" draw:layer="layout" svg:x1="5.718cm" svg:y1="0.516cm" svg:x2="5.718cm" svg:y2="0.603cm">
          <text:p/>
        </draw:line>
        <draw:polygon draw:style-name="gr3" draw:text-style-name="P3" draw:layer="layout" svg:width="0.003cm" svg:height="0.001cm" svg:x="5.72cm" svg:y="0.605cm" svg:viewBox="0 0 4 2" draw:points="0,2 4,2 4,0 0,0">
          <text:p/>
        </draw:polygon>
        <draw:frame draw:style-name="gr5" draw:text-style-name="P5" draw:layer="layout" svg:width="0.315cm" svg:height="0.319cm" svg:x="4.089cm" svg:y="3.641cm">
          <draw:text-box>
            <text:p text:style-name="P4"><text:span text:style-name="T1">10</text:span></text:p>
          </draw:text-box>
        </draw:frame>
        <draw:line draw:style-name="gr2" draw:text-style-name="P2" draw:layer="layout" svg:x1="7.195cm" svg:y1="3.578cm" svg:x2="7.195cm" svg:y2="3.469cm">
          <text:p/>
        </draw:line>
        <draw:polygon draw:style-name="gr3" draw:text-style-name="P3" draw:layer="layout" svg:width="0.001cm" svg:height="0.003cm" svg:x="7.195cm" svg:y="3.47cm" svg:viewBox="0 0 2 4" draw:points="0,4 2,4 2,0 0,0">
          <text:p/>
        </draw:polygon>
        <draw:line draw:style-name="gr2" draw:text-style-name="P2" draw:layer="layout" svg:x1="7.195cm" svg:y1="0.516cm" svg:x2="7.195cm" svg:y2="0.603cm">
          <text:p/>
        </draw:line>
        <draw:polygon draw:style-name="gr3" draw:text-style-name="P3" draw:layer="layout" svg:width="0.001cm" svg:height="0.001cm" svg:x="7.195cm" svg:y="0.605cm" svg:viewBox="0 0 2 2" draw:points="0,2 2,2 2,0 0,0">
          <text:p/>
        </draw:polygon>
        <draw:frame draw:style-name="gr5" draw:text-style-name="P5" draw:layer="layout" svg:width="0.315cm" svg:height="0.319cm" svg:x="5.566cm" svg:y="3.641cm">
          <draw:text-box>
            <text:p text:style-name="P4"><text:span text:style-name="T1">15</text:span></text:p>
          </draw:text-box>
        </draw:frame>
        <draw:line draw:style-name="gr2" draw:text-style-name="P2" draw:layer="layout" svg:x1="8.671cm" svg:y1="3.578cm" svg:x2="8.671cm" svg:y2="3.469cm">
          <text:p/>
        </draw:line>
        <draw:polygon draw:style-name="gr3" draw:text-style-name="P3" draw:layer="layout" svg:width="0.003cm" svg:height="0.003cm" svg:x="8.671cm" svg:y="3.47cm" svg:viewBox="0 0 4 4" draw:points="0,4 4,4 4,0 0,0">
          <text:p/>
        </draw:polygon>
        <draw:line draw:style-name="gr2" draw:text-style-name="P2" draw:layer="layout" svg:x1="8.671cm" svg:y1="0.516cm" svg:x2="8.671cm" svg:y2="0.603cm">
          <text:p/>
        </draw:line>
        <draw:polygon draw:style-name="gr3" draw:text-style-name="P3" draw:layer="layout" svg:width="0.003cm" svg:height="0.001cm" svg:x="8.671cm" svg:y="0.605cm" svg:viewBox="0 0 4 2" draw:points="0,2 4,2 4,0 0,0">
          <text:p/>
        </draw:polygon>
        <draw:frame draw:style-name="gr5" draw:text-style-name="P5" draw:layer="layout" svg:width="0.315cm" svg:height="0.319cm" svg:x="7.041cm" svg:y="3.641cm">
          <draw:text-box>
            <text:p text:style-name="P4"><text:span text:style-name="T1">20</text:span></text:p>
          </draw:text-box>
        </draw:frame>
        <draw:line draw:style-name="gr2" draw:text-style-name="P2" draw:layer="layout" svg:x1="10.124cm" svg:y1="3.578cm" svg:x2="10.124cm" svg:y2="3.469cm">
          <text:p/>
        </draw:line>
        <draw:polygon draw:style-name="gr3" draw:text-style-name="P3" draw:layer="layout" svg:width="0.003cm" svg:height="0.003cm" svg:x="10.126cm" svg:y="3.47cm" svg:viewBox="0 0 4 4" draw:points="0,4 4,4 4,0 0,0">
          <text:p/>
        </draw:polygon>
        <draw:line draw:style-name="gr2" draw:text-style-name="P2" draw:layer="layout" svg:x1="10.124cm" svg:y1="0.516cm" svg:x2="10.124cm" svg:y2="0.603cm">
          <text:p/>
        </draw:line>
        <draw:polygon draw:style-name="gr3" draw:text-style-name="P3" draw:layer="layout" svg:width="0.003cm" svg:height="0.001cm" svg:x="10.126cm" svg:y="0.605cm" svg:viewBox="0 0 4 2" draw:points="0,2 4,2 4,0 0,0">
          <text:p/>
        </draw:polygon>
        <draw:frame draw:style-name="gr5" draw:text-style-name="P5" draw:layer="layout" svg:width="0.315cm" svg:height="0.319cm" svg:x="8.517cm" svg:y="3.641cm">
          <draw:text-box>
            <text:p text:style-name="P4"><text:span text:style-name="T1">25</text:span></text:p>
          </draw:text-box>
        </draw:frame>
        <draw:line draw:style-name="gr2" draw:text-style-name="P2" draw:layer="layout" svg:x1="1.312cm" svg:y1="3.578cm" svg:x2="1.399cm" svg:y2="3.578cm">
          <text:p/>
        </draw:line>
        <draw:polygon draw:style-name="gr3" draw:text-style-name="P3" draw:layer="layout" svg:width="0.003cm" svg:height="0.003cm" svg:x="1.399cm" svg:y="3.578cm" svg:viewBox="0 0 4 4" draw:points="0,4 4,4 4,0 0,0">
          <text:p/>
        </draw:polygon>
        <draw:line draw:style-name="gr2" draw:text-style-name="P2" draw:layer="layout" svg:x1="10.732cm" svg:y1="3.578cm" svg:x2="10.625cm" svg:y2="3.578cm">
          <text:p/>
        </draw:line>
        <draw:polygon draw:style-name="gr3" draw:text-style-name="P3" draw:layer="layout" svg:width="0.001cm" svg:height="0.003cm" svg:x="10.625cm" svg:y="3.578cm" svg:viewBox="0 0 2 4" draw:points="0,4 2,4 2,0 0,0">
          <text:p/>
        </draw:polygon>
        <draw:frame draw:style-name="gr5" draw:text-style-name="P5" draw:layer="layout" svg:width="0.315cm" svg:height="0.319cm" svg:x="9.972cm" svg:y="3.641cm">
          <draw:text-box>
            <text:p text:style-name="P4"><text:span text:style-name="T1">30</text:span></text:p>
          </draw:text-box>
        </draw:frame>
        <draw:line draw:style-name="gr2" draw:text-style-name="P2" draw:layer="layout" svg:x1="1.312cm" svg:y1="2.036cm" svg:x2="1.399cm" svg:y2="2.036cm">
          <text:p/>
        </draw:line>
        <draw:polygon draw:style-name="gr3" draw:text-style-name="P3" draw:layer="layout" svg:width="0.003cm" svg:height="0.001cm" svg:x="1.399cm" svg:y="2.038cm" svg:viewBox="0 0 4 2" draw:points="0,2 4,2 4,0 0,0">
          <text:p/>
        </draw:polygon>
        <draw:line draw:style-name="gr2" draw:text-style-name="P2" draw:layer="layout" svg:x1="10.732cm" svg:y1="2.036cm" svg:x2="10.625cm" svg:y2="2.036cm">
          <text:p/>
        </draw:line>
        <draw:polygon draw:style-name="gr3" draw:text-style-name="P3" draw:layer="layout" svg:width="0.001cm" svg:height="0.001cm" svg:x="10.625cm" svg:y="2.038cm" svg:viewBox="0 0 2 2" draw:points="0,2 2,2 2,0 0,0">
          <text:p/>
        </draw:polygon>
        <draw:frame draw:style-name="gr5" draw:text-style-name="P5" draw:layer="layout" svg:width="0.316cm" svg:height="0.319cm" svg:x="0.851cm" svg:y="3.421cm">
          <draw:text-box>
            <text:p text:style-name="P4"><text:span text:style-name="T1">–</text:span><text:span text:style-name="T1">5</text:span></text:p>
          </draw:text-box>
        </draw:frame>
        <draw:line draw:style-name="gr2" draw:text-style-name="P2" draw:layer="layout" svg:x1="1.312cm" svg:y1="0.516cm" svg:x2="1.399cm" svg:y2="0.516cm">
          <text:p/>
        </draw:line>
        <draw:polygon draw:style-name="gr3" draw:text-style-name="P3" draw:layer="layout" svg:width="0.003cm" svg:height="0.003cm" svg:x="1.399cm" svg:y="0.518cm" svg:viewBox="0 0 4 4" draw:points="0,4 4,4 4,0 0,0">
          <text:p/>
        </draw:polygon>
        <draw:line draw:style-name="gr2" draw:text-style-name="P2" draw:layer="layout" svg:x1="10.732cm" svg:y1="0.516cm" svg:x2="10.625cm" svg:y2="0.516cm">
          <text:p/>
        </draw:line>
        <draw:polygon draw:style-name="gr3" draw:text-style-name="P3" draw:layer="layout" svg:width="0.001cm" svg:height="0.003cm" svg:x="10.625cm" svg:y="0.518cm" svg:viewBox="0 0 2 4" draw:points="0,4 2,4 2,0 0,0">
          <text:p/>
        </draw:polygon>
        <draw:frame draw:style-name="gr5" draw:text-style-name="P5" draw:layer="layout" svg:width="0.281cm" svg:height="0.319cm" svg:x="1.008cm" svg:y="1.881cm">
          <draw:text-box>
            <text:p text:style-name="P4"><text:span text:style-name="T1">0</text:span></text:p>
          </draw:text-box>
        </draw:frame>
        <draw:line draw:style-name="gr2" draw:text-style-name="P2" draw:layer="layout" svg:x1="1.312cm" svg:y1="0.516cm" svg:x2="10.732cm" svg:y2="0.516cm">
          <text:p/>
        </draw:line>
        <draw:polygon draw:style-name="gr3" draw:text-style-name="P3" draw:layer="layout" svg:width="0.003cm" svg:height="0.003cm" svg:x="10.734cm" svg:y="0.518cm" svg:viewBox="0 0 4 4" draw:points="0,4 4,4 4,0 0,0">
          <text:p/>
        </draw:polygon>
        <draw:line draw:style-name="gr2" draw:text-style-name="P2" draw:layer="layout" svg:x1="1.312cm" svg:y1="3.578cm" svg:x2="10.732cm" svg:y2="3.578cm">
          <text:p/>
        </draw:line>
        <draw:polygon draw:style-name="gr3" draw:text-style-name="P3" draw:layer="layout" svg:width="0.003cm" svg:height="0.003cm" svg:x="10.734cm" svg:y="3.578cm" svg:viewBox="0 0 4 4" draw:points="0,4 4,4 4,0 0,0">
          <text:p/>
        </draw:polygon>
        <draw:line draw:style-name="gr2" draw:text-style-name="P2" draw:layer="layout" svg:x1="10.732cm" svg:y1="3.578cm" svg:x2="10.732cm" svg:y2="0.516cm">
          <text:p/>
        </draw:line>
        <draw:polygon draw:style-name="gr3" draw:text-style-name="P3" draw:layer="layout" svg:width="0.003cm" svg:height="0.003cm" svg:x="10.734cm" svg:y="0.518cm" svg:viewBox="0 0 4 4" draw:points="0,4 4,4 4,0 0,0">
          <text:p/>
        </draw:polygon>
        <draw:line draw:style-name="gr2" draw:text-style-name="P2" draw:layer="layout" svg:x1="1.312cm" svg:y1="3.578cm" svg:x2="1.312cm" svg:y2="0.516cm">
          <text:p/>
        </draw:line>
        <draw:polygon draw:style-name="gr3" draw:text-style-name="P3" draw:layer="layout" svg:width="0.003cm" svg:height="0.003cm" svg:x="1.312cm" svg:y="0.518cm" svg:viewBox="0 0 4 4" draw:points="0,4 4,4 4,0 0,0">
          <text:p/>
        </draw:polygon>
        <draw:path draw:style-name="gr2" draw:text-style-name="P2" draw:layer="layout" svg:width="0.174cm" svg:height="0.174cm" svg:x="1.225cm" svg:y="1.949cm" svg:viewBox="0 0 175 175" svg:d="M175 88c0-47-38-88-87-88-48 0-88 41-88 88 0 48 40 87 88 87 49 0 87-39 87-87z">
          <text:p/>
        </draw:path>
        <draw:path draw:style-name="gr2" draw:text-style-name="P2" draw:layer="layout" svg:width="0.173cm" svg:height="0.174cm" svg:x="1.507cm" svg:y="0.973cm" svg:viewBox="0 0 174 175" svg:d="M174 87c0-49-38-87-86-87s-88 38-88 87c0 47 40 88 88 88s86-41 86-88z">
          <text:p/>
        </draw:path>
        <draw:path draw:style-name="gr2" draw:text-style-name="P2" draw:layer="layout" svg:width="0.173cm" svg:height="0.174cm" svg:x="1.811cm" svg:y="0.582cm" svg:viewBox="0 0 174 175" svg:d="M174 88c0-49-38-88-88-88-46 0-86 39-86 88s40 87 86 87c50 0 88-38 88-87z">
          <text:p/>
        </draw:path>
        <draw:path draw:style-name="gr2" draw:text-style-name="P2" draw:layer="layout" svg:width="0.173cm" svg:height="0.174cm" svg:x="2.094cm" svg:y="0.973cm" svg:viewBox="0 0 174 175" svg:d="M174 87c0-49-40-87-86-87-49 0-88 38-88 87 0 47 39 88 88 88 46 0 86-41 86-88z">
          <text:p/>
        </draw:path>
        <draw:path draw:style-name="gr2" draw:text-style-name="P2" draw:layer="layout" svg:width="0.173cm" svg:height="0.174cm" svg:x="2.398cm" svg:y="1.949cm" svg:viewBox="0 0 174 175" svg:d="M174 88c0-47-40-88-87-88-49 0-87 41-87 88 0 48 38 87 87 87 47 0 87-39 87-87z">
          <text:p/>
        </draw:path>
        <draw:path draw:style-name="gr2" draw:text-style-name="P2" draw:layer="layout" svg:width="0.174cm" svg:height="0.173cm" svg:x="2.679cm" svg:y="2.927cm" svg:viewBox="0 0 175 174" svg:d="M175 87c0-49-39-87-88-87-47 0-87 38-87 87 0 48 40 87 87 87 49 0 88-39 88-87z">
          <text:p/>
        </draw:path>
        <draw:path draw:style-name="gr2" draw:text-style-name="P2" draw:layer="layout" svg:width="0.174cm" svg:height="0.173cm" svg:x="2.983cm" svg:y="3.318cm" svg:viewBox="0 0 175 174" svg:d="M175 87c0-49-40-87-88-87-47 0-87 38-87 87 0 47 40 87 87 87 48 0 88-40 88-87z">
          <text:p/>
        </draw:path>
        <draw:path draw:style-name="gr2" draw:text-style-name="P2" draw:layer="layout" svg:width="0.174cm" svg:height="0.173cm" svg:x="3.266cm" svg:y="2.927cm" svg:viewBox="0 0 175 174" svg:d="M175 87c0-49-40-87-87-87-50 0-88 38-88 87 0 48 38 87 88 87 47 0 87-39 87-87z">
          <text:p/>
        </draw:path>
        <draw:path draw:style-name="gr2" draw:text-style-name="P2" draw:layer="layout" svg:width="0.174cm" svg:height="0.174cm" svg:x="3.57cm" svg:y="1.949cm" svg:viewBox="0 0 175 175" svg:d="M175 88c0-47-40-88-88-88-49 0-87 41-87 88 0 48 38 87 87 87 48 0 88-39 88-87z">
          <text:p/>
        </draw:path>
        <draw:path draw:style-name="gr2" draw:text-style-name="P2" draw:layer="layout" svg:width="0.174cm" svg:height="0.174cm" svg:x="3.874cm" svg:y="0.973cm" svg:viewBox="0 0 175 175" svg:d="M175 87c0-49-41-87-88-87-49 0-87 38-87 87 0 47 38 88 87 88 47 0 88-41 88-88z">
          <text:p/>
        </draw:path>
        <draw:path draw:style-name="gr2" draw:text-style-name="P2" draw:layer="layout" svg:width="0.174cm" svg:height="0.174cm" svg:x="4.155cm" svg:y="0.582cm" svg:viewBox="0 0 175 175" svg:d="M175 88c0-49-38-88-87-88-47 0-88 39-88 88s41 87 88 87c49 0 87-38 87-87z">
          <text:p/>
        </draw:path>
        <draw:path draw:style-name="gr2" draw:text-style-name="P2" draw:layer="layout" svg:width="0.174cm" svg:height="0.174cm" svg:x="4.459cm" svg:y="0.973cm" svg:viewBox="0 0 175 175" svg:d="M175 87c0-49-38-87-87-87-48 0-88 38-88 87 0 47 40 88 88 88 49 0 87-41 87-88z">
          <text:p/>
        </draw:path>
        <draw:path draw:style-name="gr2" draw:text-style-name="P2" draw:layer="layout" svg:width="0.174cm" svg:height="0.174cm" svg:x="4.742cm" svg:y="1.949cm" svg:viewBox="0 0 175 175" svg:d="M175 88c0-47-41-88-88-88-49 0-87 41-87 88 0 48 38 87 87 87 47 0 88-39 88-87z">
          <text:p/>
        </draw:path>
        <draw:path draw:style-name="gr2" draw:text-style-name="P2" draw:layer="layout" svg:width="0.174cm" svg:height="0.173cm" svg:x="5.046cm" svg:y="2.927cm" svg:viewBox="0 0 175 174" svg:d="M175 87c0-49-40-87-87-87-49 0-88 38-88 87 0 48 39 87 88 87 47 0 87-39 87-87z">
          <text:p/>
        </draw:path>
        <draw:path draw:style-name="gr2" draw:text-style-name="P2" draw:layer="layout" svg:width="0.173cm" svg:height="0.173cm" svg:x="5.328cm" svg:y="3.318cm" svg:viewBox="0 0 174 174" svg:d="M174 87c0-49-38-87-87-87s-87 38-87 87c0 47 38 87 87 87s87-40 87-87z">
          <text:p/>
        </draw:path>
        <draw:path draw:style-name="gr2" draw:text-style-name="P2" draw:layer="layout" svg:width="0.174cm" svg:height="0.173cm" svg:x="5.631cm" svg:y="2.927cm" svg:viewBox="0 0 175 174" svg:d="M175 87c0-49-38-87-88-87-48 0-87 38-87 87 0 48 39 87 87 87 50 0 88-39 88-87z">
          <text:p/>
        </draw:path>
        <draw:path draw:style-name="gr2" draw:text-style-name="P2" draw:layer="layout" svg:width="0.174cm" svg:height="0.174cm" svg:x="5.935cm" svg:y="1.949cm" svg:viewBox="0 0 175 175" svg:d="M175 88c0-47-39-88-88-88-48 0-87 41-87 88 0 48 39 87 87 87 49 0 88-39 88-87z">
          <text:p/>
        </draw:path>
        <draw:path draw:style-name="gr2" draw:text-style-name="P2" draw:layer="layout" svg:width="0.173cm" svg:height="0.174cm" svg:x="6.217cm" svg:y="0.973cm" svg:viewBox="0 0 174 175" svg:d="M174 87c0-49-38-87-86-87s-88 38-88 87c0 47 40 88 88 88s86-41 86-88z">
          <text:p/>
        </draw:path>
        <draw:path draw:style-name="gr2" draw:text-style-name="P2" draw:layer="layout" svg:width="0.173cm" svg:height="0.174cm" svg:x="6.521cm" svg:y="0.582cm" svg:viewBox="0 0 174 175" svg:d="M174 88c0-49-38-88-87-88-47 0-87 39-87 88s40 87 87 87c49 0 87-38 87-87z">
          <text:p/>
        </draw:path>
        <draw:path draw:style-name="gr2" draw:text-style-name="P2" draw:layer="layout" svg:width="0.173cm" svg:height="0.174cm" svg:x="6.804cm" svg:y="0.973cm" svg:viewBox="0 0 174 175" svg:d="M174 87c0-49-39-87-87-87-49 0-87 38-87 87 0 47 38 88 87 88 48 0 87-41 87-88z">
          <text:p/>
        </draw:path>
        <draw:path draw:style-name="gr2" draw:text-style-name="P2" draw:layer="layout" svg:width="0.173cm" svg:height="0.174cm" svg:x="7.108cm" svg:y="1.949cm" svg:viewBox="0 0 174 175" svg:d="M174 88c0-47-38-88-86-88-49 0-88 41-88 88 0 48 39 87 88 87 48 0 86-39 86-87z">
          <text:p/>
        </draw:path>
        <draw:path draw:style-name="gr2" draw:text-style-name="P2" draw:layer="layout" svg:width="0.174cm" svg:height="0.173cm" svg:x="7.389cm" svg:y="2.927cm" svg:viewBox="0 0 175 174" svg:d="M175 87c0-49-38-87-87-87-48 0-88 38-88 87 0 48 40 87 88 87 49 0 87-39 87-87z">
          <text:p/>
        </draw:path>
        <draw:path draw:style-name="gr2" draw:text-style-name="P2" draw:layer="layout" svg:width="0.174cm" svg:height="0.173cm" svg:x="7.693cm" svg:y="3.318cm" svg:viewBox="0 0 175 174" svg:d="M175 87c0-49-39-87-88-87-47 0-87 38-87 87 0 47 40 87 87 87 49 0 88-40 88-87z">
          <text:p/>
        </draw:path>
        <draw:path draw:style-name="gr2" draw:text-style-name="P2" draw:layer="layout" svg:width="0.174cm" svg:height="0.173cm" svg:x="7.976cm" svg:y="2.927cm" svg:viewBox="0 0 175 174" svg:d="M175 87c0-49-40-87-87-87-49 0-88 38-88 87 0 48 39 87 88 87 47 0 87-39 87-87z">
          <text:p/>
        </draw:path>
        <draw:path draw:style-name="gr2" draw:text-style-name="P2" draw:layer="layout" svg:width="0.174cm" svg:height="0.174cm" svg:x="8.28cm" svg:y="1.949cm" svg:viewBox="0 0 175 175" svg:d="M175 88c0-47-40-88-87-88-50 0-88 41-88 88 0 48 38 87 88 87 47 0 87-39 87-87z">
          <text:p/>
        </draw:path>
        <draw:path draw:style-name="gr2" draw:text-style-name="P2" draw:layer="layout" svg:width="0.174cm" svg:height="0.174cm" svg:x="8.584cm" svg:y="0.973cm" svg:viewBox="0 0 175 175" svg:d="M175 87c0-49-40-87-88-87-49 0-87 38-87 87 0 47 38 88 87 88 48 0 88-41 88-88z">
          <text:p/>
        </draw:path>
        <draw:path draw:style-name="gr2" draw:text-style-name="P2" draw:layer="layout" svg:width="0.174cm" svg:height="0.174cm" svg:x="8.865cm" svg:y="0.582cm" svg:viewBox="0 0 175 175" svg:d="M175 88c0-49-39-88-88-88-47 0-87 39-87 88s40 87 87 87c49 0 88-38 88-87z">
          <text:p/>
        </draw:path>
        <draw:path draw:style-name="gr2" draw:text-style-name="P2" draw:layer="layout" svg:width="0.174cm" svg:height="0.174cm" svg:x="9.169cm" svg:y="0.973cm" svg:viewBox="0 0 175 175" svg:d="M175 87c0-49-38-87-87-87-47 0-88 38-88 87 0 47 41 88 88 88 49 0 87-41 87-88z">
          <text:p/>
        </draw:path>
        <draw:path draw:style-name="gr2" draw:text-style-name="P2" draw:layer="layout" svg:width="0.174cm" svg:height="0.174cm" svg:x="9.452cm" svg:y="1.949cm" svg:viewBox="0 0 175 175" svg:d="M175 88c0-47-40-88-88-88s-87 41-87 88c0 48 39 87 87 87s88-39 88-87z">
          <text:p/>
        </draw:path>
        <draw:path draw:style-name="gr2" draw:text-style-name="P2" draw:layer="layout" svg:width="0.174cm" svg:height="0.173cm" svg:x="9.756cm" svg:y="2.927cm" svg:viewBox="0 0 175 174" svg:d="M175 87c0-49-41-87-88-87-49 0-87 38-87 87 0 48 38 87 87 87 47 0 88-39 88-87z">
          <text:p/>
        </draw:path>
        <draw:path draw:style-name="gr2" draw:text-style-name="P2" draw:layer="layout" svg:width="0.173cm" svg:height="0.173cm" svg:x="10.038cm" svg:y="3.318cm" svg:viewBox="0 0 174 174" svg:d="M174 87c0-49-38-87-87-87-46 0-87 38-87 87 0 47 41 87 87 87 49 0 87-40 87-87z">
          <text:p/>
        </draw:path>
        <draw:path draw:style-name="gr2" draw:text-style-name="P2" draw:layer="layout" svg:width="0.173cm" svg:height="0.173cm" svg:x="10.342cm" svg:y="2.927cm" svg:viewBox="0 0 174 174" svg:d="M174 87c0-49-38-87-87-87-48 0-87 38-87 87 0 48 39 87 87 87 49 0 87-39 87-87z">
          <text:p/>
        </draw:path>
        <draw:path draw:style-name="gr3" draw:text-style-name="P3" draw:layer="layout" svg:width="0.066cm" svg:height="0.064cm" svg:x="1.29cm" svg:y="2.015cm" svg:viewBox="0 0 67 65" svg:d="M67 34c0-20-14-34-33-34-18 0-34 14-34 34 0 17 16 31 34 31 19 0 33-14 33-31z">
          <text:p/>
        </draw:path>
        <draw:line draw:style-name="gr2" draw:text-style-name="P2" draw:layer="layout" svg:x1="1.594cm" svg:y1="2.036cm" svg:x2="1.594cm" svg:y2="1.06cm">
          <text:p/>
        </draw:line>
        <draw:line draw:style-name="gr2" draw:text-style-name="P2" draw:layer="layout" svg:x1="1.897cm" svg:y1="2.036cm" svg:x2="1.897cm" svg:y2="0.669cm">
          <text:p/>
        </draw:line>
        <draw:line draw:style-name="gr2" draw:text-style-name="P2" draw:layer="layout" svg:x1="2.181cm" svg:y1="2.036cm" svg:x2="2.181cm" svg:y2="1.06cm">
          <text:p/>
        </draw:line>
        <draw:path draw:style-name="gr3" draw:text-style-name="P3" draw:layer="layout" svg:width="0.066cm" svg:height="0.064cm" svg:x="2.462cm" svg:y="2.015cm" svg:viewBox="0 0 67 65" svg:d="M67 34c0-20-16-34-33-34-18 0-34 14-34 34 0 17 16 31 34 31 17 0 33-14 33-31z">
          <text:p/>
        </draw:path>
        <draw:line draw:style-name="gr2" draw:text-style-name="P2" draw:layer="layout" svg:x1="2.766cm" svg:y1="2.036cm" svg:x2="2.766cm" svg:y2="3.014cm">
          <text:p/>
        </draw:line>
        <draw:line draw:style-name="gr2" draw:text-style-name="P2" draw:layer="layout" svg:x1="3.07cm" svg:y1="2.036cm" svg:x2="3.07cm" svg:y2="3.404cm">
          <text:p/>
        </draw:line>
        <draw:line draw:style-name="gr2" draw:text-style-name="P2" draw:layer="layout" svg:x1="3.353cm" svg:y1="2.036cm" svg:x2="3.353cm" svg:y2="3.014cm">
          <text:p/>
        </draw:line>
        <draw:path draw:style-name="gr3" draw:text-style-name="P3" draw:layer="layout" svg:width="0.066cm" svg:height="0.064cm" svg:x="3.634cm" svg:y="2.015cm" svg:viewBox="0 0 67 65" svg:d="M67 34c0-20-15-34-34-34-17 0-33 14-33 34 0 17 16 31 33 31 19 0 34-14 34-31z">
          <text:p/>
        </draw:path>
        <draw:line draw:style-name="gr2" draw:text-style-name="P2" draw:layer="layout" svg:x1="3.961cm" svg:y1="2.036cm" svg:x2="3.961cm" svg:y2="1.06cm">
          <text:p/>
        </draw:line>
        <draw:line draw:style-name="gr2" draw:text-style-name="P2" draw:layer="layout" svg:x1="4.242cm" svg:y1="2.036cm" svg:x2="4.242cm" svg:y2="0.669cm">
          <text:p/>
        </draw:line>
        <draw:line draw:style-name="gr2" draw:text-style-name="P2" draw:layer="layout" svg:x1="4.546cm" svg:y1="2.036cm" svg:x2="4.546cm" svg:y2="1.06cm">
          <text:p/>
        </draw:line>
        <draw:path draw:style-name="gr3" draw:text-style-name="P3" draw:layer="layout" svg:width="0.067cm" svg:height="0.064cm" svg:x="4.806cm" svg:y="2.015cm" svg:viewBox="0 0 68 65" svg:d="M68 34c0-20-16-34-35-34s-33 14-33 34c0 17 14 31 33 31s35-14 35-31z">
          <text:p/>
        </draw:path>
        <draw:line draw:style-name="gr2" draw:text-style-name="P2" draw:layer="layout" svg:x1="5.133cm" svg:y1="2.036cm" svg:x2="5.133cm" svg:y2="3.014cm">
          <text:p/>
        </draw:line>
        <draw:line draw:style-name="gr2" draw:text-style-name="P2" draw:layer="layout" svg:x1="5.414cm" svg:y1="2.036cm" svg:x2="5.414cm" svg:y2="3.404cm">
          <text:p/>
        </draw:line>
        <draw:line draw:style-name="gr2" draw:text-style-name="P2" draw:layer="layout" svg:x1="5.718cm" svg:y1="2.036cm" svg:x2="5.718cm" svg:y2="3.014cm">
          <text:p/>
        </draw:line>
        <draw:path draw:style-name="gr3" draw:text-style-name="P3" draw:layer="layout" svg:width="0.065cm" svg:height="0.064cm" svg:x="6.001cm" svg:y="2.015cm" svg:viewBox="0 0 66 65" svg:d="M66 34c0-20-14-34-34-34-18 0-32 14-32 34 0 17 14 31 32 31 20 0 34-14 34-31z">
          <text:p/>
        </draw:path>
        <draw:line draw:style-name="gr2" draw:text-style-name="P2" draw:layer="layout" svg:x1="6.304cm" svg:y1="2.036cm" svg:x2="6.304cm" svg:y2="1.06cm">
          <text:p/>
        </draw:line>
        <draw:line draw:style-name="gr2" draw:text-style-name="P2" draw:layer="layout" svg:x1="6.608cm" svg:y1="2.036cm" svg:x2="6.608cm" svg:y2="0.669cm">
          <text:p/>
        </draw:line>
        <draw:line draw:style-name="gr2" draw:text-style-name="P2" draw:layer="layout" svg:x1="6.891cm" svg:y1="2.036cm" svg:x2="6.891cm" svg:y2="1.06cm">
          <text:p/>
        </draw:line>
        <draw:path draw:style-name="gr3" draw:text-style-name="P3" draw:layer="layout" svg:width="0.066cm" svg:height="0.064cm" svg:x="7.172cm" svg:y="2.015cm" svg:viewBox="0 0 67 65" svg:d="M67 34c0-20-15-34-34-34-17 0-33 14-33 34 0 17 16 31 33 31 19 0 34-14 34-31z">
          <text:p/>
        </draw:path>
        <draw:line draw:style-name="gr2" draw:text-style-name="P2" draw:layer="layout" svg:x1="7.476cm" svg:y1="2.036cm" svg:x2="7.476cm" svg:y2="3.014cm">
          <text:p/>
        </draw:line>
        <draw:line draw:style-name="gr2" draw:text-style-name="P2" draw:layer="layout" svg:x1="7.78cm" svg:y1="2.036cm" svg:x2="7.78cm" svg:y2="3.404cm">
          <text:p/>
        </draw:line>
        <draw:line draw:style-name="gr2" draw:text-style-name="P2" draw:layer="layout" svg:x1="8.063cm" svg:y1="2.036cm" svg:x2="8.063cm" svg:y2="3.014cm">
          <text:p/>
        </draw:line>
        <draw:path draw:style-name="gr3" draw:text-style-name="P3" draw:layer="layout" svg:width="0.066cm" svg:height="0.064cm" svg:x="8.344cm" svg:y="2.015cm" svg:viewBox="0 0 67 65" svg:d="M67 34c0-20-15-34-33-34-17 0-34 14-34 34 0 17 17 31 34 31 18 0 33-14 33-31z">
          <text:p/>
        </draw:path>
        <draw:line draw:style-name="gr2" draw:text-style-name="P2" draw:layer="layout" svg:x1="8.671cm" svg:y1="2.036cm" svg:x2="8.671cm" svg:y2="1.06cm">
          <text:p/>
        </draw:line>
        <draw:line draw:style-name="gr2" draw:text-style-name="P2" draw:layer="layout" svg:x1="8.952cm" svg:y1="2.036cm" svg:x2="8.952cm" svg:y2="0.669cm">
          <text:p/>
        </draw:line>
        <draw:line draw:style-name="gr2" draw:text-style-name="P2" draw:layer="layout" svg:x1="9.256cm" svg:y1="2.036cm" svg:x2="9.256cm" svg:y2="1.06cm">
          <text:p/>
        </draw:line>
        <draw:path draw:style-name="gr3" draw:text-style-name="P3" draw:layer="layout" svg:width="0.066cm" svg:height="0.064cm" svg:x="9.517cm" svg:y="2.015cm" svg:viewBox="0 0 67 65" svg:d="M67 34c0-20-16-34-33-34-19 0-34 14-34 34 0 17 15 31 34 31 17 0 33-14 33-31z">
          <text:p/>
        </draw:path>
        <draw:line draw:style-name="gr2" draw:text-style-name="P2" draw:layer="layout" svg:x1="9.843cm" svg:y1="2.036cm" svg:x2="9.843cm" svg:y2="3.014cm">
          <text:p/>
        </draw:line>
        <draw:line draw:style-name="gr2" draw:text-style-name="P2" draw:layer="layout" svg:x1="10.124cm" svg:y1="2.036cm" svg:x2="10.124cm" svg:y2="3.404cm">
          <text:p/>
        </draw:line>
        <draw:line draw:style-name="gr2" draw:text-style-name="P2" draw:layer="layout" svg:x1="10.428cm" svg:y1="2.036cm" svg:x2="10.428cm" svg:y2="3.014cm">
          <text:p/>
        </draw:line>
        <draw:line draw:style-name="gr2" draw:text-style-name="P2" draw:layer="layout" svg:x1="1.312cm" svg:y1="2.036cm" svg:x2="10.732cm" svg:y2="2.036cm">
          <text:p/>
        </draw:line>
        <draw:path draw:style-name="gr6" draw:text-style-name="P2" draw:layer="layout" svg:width="9.42cm" svg:height="2.735cm" svg:x="1.312cm" svg:y="0.669cm" svg:viewBox="0 0 9421 2736" svg:d="M8987 2606l43-43v-44l23-22v-21l21-23v-21l22-22v-44l21-20v-44l23-22v-21l21-23v-43l22-21v-44l21-22v-43l23-21v-66l21-21v-44l22-22v-44l21-20v-66l23-21v-44l20-22v-64l23-23v-64l21-23v-43l22-21v-66h21M7098 1173l21-22v-44l23-21v-66l21-20v-66l22-21v-44l21-22v-64l23-23v-43l20-21v-44l23-22v-45l21-21v-43l22-23v-43l21-21v-43l44-44v-66l43-43v-43l43-44v-21l44-43v-23l22-21 21-22 23-21h21 22 21 23 21l22 21 21 22 23 21 20 23 23 21 43 43v44l44 43v43l43 44v43l21 23v43l23 21v43l20 23v43l23 21v45l21 22v44l22 21v43l21 23v64l23 22v44l21 21v43l22 23v64l21 22v65l23 22v65l21 22v44l22 20v44l21 22v65l24 22v64l20 23v44l23 20v66l21 21v66l22 21v43l21 23v64l23 23v43l21 21v44l22 22v43l21 21v44l23 22v44l20 21v43l23 23v43l43 43v44l21 21v22l44 44v43l22 21 44 43v23l21 21 22 22h21 23 20 23 21l22-22h21l23-21 21-23 43-43v-21M5318 0h21l23 21 20 22 23 21 21 23 43 43v44l23 21 21 22v44l43 43v43l23 21v44l20 22v21l23 23v64l21 22v21l22 23v44l21 21v66l23 21v43l21 23v43l22 21v66l21 21v43l23 23v64l21 23v64l22 23v43l21 21v66l23 21v43l20 23v64l23 23v64l21 23v43l22 21v66l21 21v66l23 20v44l21 22v44l22 21v66l21 21v43l23 22v44l20 21v43l23 23v43l21 21v23l22 20v44l44 43v44l43 43v44l44 43v23l21 20 22 23 21 21 23 22h20 23 21 22 21l23-22 21-21 22-23 21-20 43-44v-22l44-44v-43l43-44v-64l44-43v-66l22-21v-44l21-22v-44l23-21v-22l21-21v-66l22-21v-43l21-23v-64l23-23v-43l20-21v-43l23-23v-64l21-23v-64l22-23v-43l21-21v-66l23-21v-43l21-23v-64l22-22v-65M3581 1564v44l23 20v66l21 21v66l22 21v43l21 23v64l23 23v43l21 21v44l22 22v43l21 21v44l23 22v44l20 21v43l23 23v43l43 43v44l21 21v22l44 44v43l22 21 44 43v23l21 21 22 22h21 23 20 23 21l22-22h21l23-21 21-23 43-43v-21l43-43v-44l23-22v-21l21-23v-21l22-22v-44l21-20v-44l23-22v-21l21-23v-43l22-21v-44l21-22v-43l23-21v-66l21-21v-44l22-22v-44l21-20v-66l23-21v-44l20-22v-64l23-23v-64l21-23v-43l22-21v-66l21-21v-43l23-23v-64l21-23v-64l22-23v-43l21-21v-66l23-21v-43l20-23v-64l23-23v-43l21-21v-43l21-23v-43l22-22v-66l21-21v-23l23-20v-44l21-22v-44l22-21v-22l21-21v-23l23-20v-44l43-43v-44l21-22 22-21 44-44v-22h21l22-21h21 23 21 22M1737 2736h21 22 21l23-22 21-21 22-23 21-20 43-44v-22l44-44v-43l43-44v-64l44-43v-66l22-21v-44l21-22v-44l23-21v-22l21-21v-66l22-21v-43l21-23v-64l23-23v-43l20-21v-43l23-23v-64l21-23v-64l22-23v-43l21-21v-66l23-21v-43l21-23v-64l22-22v-65l21-22v-44l23-21v-66l20-20v-66l23-21v-44l21-22v-64l22-23v-43l21-21v-44l23-22v-45l21-21v-43l22-23v-43l21-21v-43l44-44v-66l43-43v-43l43-44v-21l44-43v-23l22-21 21-22 23-21h21 22 21 23 20l23 21 21 22 22 21 21 23 23 21 43 43v44l44 43v43l43 44v43l21 23v43l23 21v43l20 23v43l23 21v45l21 22v44l22 21v43l21 23v64l23 22v44l21 21v43l22 23v64l21 22v65l23 22v65l20 22v44l23 20v44l21 22v65l23 22v64l20 23M0 1368v-64l21-23v-64l23-23v-64l20-23v-43l23-21v-66l21-21v-43l22-23v-64l21-23v-43l23-21v-43l21-23v-43l22-22v-66l21-21v-23l23-20v-44l21-22v-44l22-21v-22l21-21v-23l23-20v-44l43-43v-44l21-22 22-21 44-44v-22h21l22-21h21 23 20 23 21l22 21 21 22 23 21 21 23 43 43v44l23 21 21 22v44l43 43v43l23 21v44l20 22v21l23 23v64l21 22v21l22 23v44l21 21v66l23 21v43l21 23v43l22 21v66l21 21v43l23 23v64l20 23v64l23 23v43l21 21v66l22 21v43l21 23v64l23 23v64l21 23v43l22 21v66l21 21v66l23 20v44l21 22v44l22 21v66l21 21v43l23 22v44l20 21v43l23 23v43l21 21v23l22 20v44l44 43v44l43 43v44l44 43v23l20 20 23 23 21 21 22 22h21 23">
          <text:p/>
        </draw:path>
        <draw:frame draw:style-name="gr5" draw:text-style-name="P5" draw:layer="layout" svg:width="0.281cm" svg:height="0.319cm" svg:x="1.008cm" svg:y="0.361cm">
          <draw:text-box>
            <text:p text:style-name="P4"><text:span text:style-name="T1">5</text:span></text:p>
          </draw:text-box>
        </draw:frame>
        <draw:frame draw:style-name="gr5" draw:text-style-name="P5" draw:layer="layout" svg:width="2.238cm" svg:height="0.319cm" svg:x="4.891cm" svg:y="4.009cm">
          <draw:text-box>
            <text:p text:style-name="P4"><text:span text:style-name="T1">Sample number </text:span><text:span text:style-name="T2">n</text:span></text:p>
          </draw:text-box>
        </draw:frame>
        <draw:polygon draw:style-name="gr1" draw:text-style-name="P1" draw:layer="layout" svg:width="9.42cm" svg:height="3.062cm" svg:x="1.312cm" svg:y="4.835cm" svg:viewBox="0 0 9421 3063" draw:points="0,3063 9421,3063 9421,0 0,0">
          <text:p/>
        </draw:polygon>
        <draw:line draw:style-name="gr2" draw:text-style-name="P2" draw:layer="layout" svg:x1="1.312cm" svg:y1="4.835cm" svg:x2="10.732cm" svg:y2="4.835cm">
          <text:p/>
        </draw:line>
        <draw:polygon draw:style-name="gr3" draw:text-style-name="P3" draw:layer="layout" svg:width="0.003cm" svg:height="0.003cm" svg:x="10.734cm" svg:y="4.837cm" svg:viewBox="0 0 4 4" draw:points="0,4 4,4 4,0 0,0">
          <text:p/>
        </draw:polygon>
        <draw:line draw:style-name="gr2" draw:text-style-name="P2" draw:layer="layout" svg:x1="1.312cm" svg:y1="7.897cm" svg:x2="10.732cm" svg:y2="7.897cm">
          <text:p/>
        </draw:line>
        <draw:polygon draw:style-name="gr3" draw:text-style-name="P3" draw:layer="layout" svg:width="0.003cm" svg:height="0.003cm" svg:x="10.734cm" svg:y="7.897cm" svg:viewBox="0 0 4 4" draw:points="0,4 4,4 4,0 0,0">
          <text:p/>
        </draw:polygon>
        <draw:line draw:style-name="gr2" draw:text-style-name="P2" draw:layer="layout" svg:x1="10.732cm" svg:y1="7.897cm" svg:x2="10.732cm" svg:y2="4.835cm">
          <text:p/>
        </draw:line>
        <draw:polygon draw:style-name="gr3" draw:text-style-name="P3" draw:layer="layout" svg:width="0.003cm" svg:height="0.003cm" svg:x="10.734cm" svg:y="4.837cm" svg:viewBox="0 0 4 4" draw:points="0,4 4,4 4,0 0,0">
          <text:p/>
        </draw:polygon>
        <draw:line draw:style-name="gr2" draw:text-style-name="P2" draw:layer="layout" svg:x1="1.312cm" svg:y1="7.897cm" svg:x2="1.312cm" svg:y2="4.835cm">
          <text:p/>
        </draw:line>
        <draw:polygon draw:style-name="gr3" draw:text-style-name="P3" draw:layer="layout" svg:width="0.003cm" svg:height="0.003cm" svg:x="1.312cm" svg:y="4.837cm" svg:viewBox="0 0 4 4" draw:points="0,4 4,4 4,0 0,0">
          <text:p/>
        </draw:polygon>
        <draw:line draw:style-name="gr2" draw:text-style-name="P2" draw:layer="layout" svg:x1="1.312cm" svg:y1="7.897cm" svg:x2="10.732cm" svg:y2="7.897cm">
          <text:p/>
        </draw:line>
        <draw:polygon draw:style-name="gr3" draw:text-style-name="P3" draw:layer="layout" svg:width="0.003cm" svg:height="0.003cm" svg:x="10.734cm" svg:y="7.897cm" svg:viewBox="0 0 4 4" draw:points="0,4 4,4 4,0 0,0">
          <text:p/>
        </draw:polygon>
        <draw:line draw:style-name="gr2" draw:text-style-name="P2" draw:layer="layout" svg:x1="1.312cm" svg:y1="7.897cm" svg:x2="1.312cm" svg:y2="4.835cm">
          <text:p/>
        </draw:line>
        <draw:polygon draw:style-name="gr3" draw:text-style-name="P3" draw:layer="layout" svg:width="0.003cm" svg:height="0.003cm" svg:x="1.312cm" svg:y="4.837cm" svg:viewBox="0 0 4 4" draw:points="0,4 4,4 4,0 0,0">
          <text:p/>
        </draw:polygon>
        <draw:line draw:style-name="gr2" draw:text-style-name="P2" draw:layer="layout" svg:x1="1.312cm" svg:y1="7.897cm" svg:x2="1.312cm" svg:y2="7.788cm">
          <text:p/>
        </draw:line>
        <draw:polygon draw:style-name="gr3" draw:text-style-name="P3" draw:layer="layout" svg:width="0.003cm" svg:height="0.001cm" svg:x="1.312cm" svg:y="7.79cm" svg:viewBox="0 0 4 2" draw:points="0,2 4,2 4,0 0,0">
          <text:p/>
        </draw:polygon>
        <draw:line draw:style-name="gr2" draw:text-style-name="P2" draw:layer="layout" svg:x1="1.312cm" svg:y1="4.835cm" svg:x2="1.312cm" svg:y2="4.922cm">
          <text:p/>
        </draw:line>
        <draw:polygon draw:style-name="gr3" draw:text-style-name="P3" draw:layer="layout" svg:width="0.003cm" svg:height="0.003cm" svg:x="1.312cm" svg:y="4.924cm" svg:viewBox="0 0 4 4" draw:points="0,4 4,4 4,0 0,0">
          <text:p/>
        </draw:polygon>
        <draw:frame draw:style-name="gr5" draw:text-style-name="P5" draw:layer="layout" svg:width="0.489cm" svg:height="0.319cm" draw:transform="rotate (1.5707963267949) translate (0.473cm 2.29cm)">
          <draw:text-box>
            <text:p text:style-name="P4"><text:span text:style-name="T2">x</text:span><text:span text:style-name="T1">(</text:span><text:span text:style-name="T2">n</text:span><text:span text:style-name="T1">)</text:span></text:p>
          </draw:text-box>
        </draw:frame>
        <draw:line draw:style-name="gr2" draw:text-style-name="P2" draw:layer="layout" svg:x1="2.484cm" svg:y1="7.897cm" svg:x2="2.484cm" svg:y2="7.788cm">
          <text:p/>
        </draw:line>
        <draw:polygon draw:style-name="gr3" draw:text-style-name="P3" draw:layer="layout" svg:width="0.003cm" svg:height="0.001cm" svg:x="2.484cm" svg:y="7.79cm" svg:viewBox="0 0 4 2" draw:points="0,2 4,2 4,0 0,0">
          <text:p/>
        </draw:polygon>
        <draw:line draw:style-name="gr2" draw:text-style-name="P2" draw:layer="layout" svg:x1="2.484cm" svg:y1="4.835cm" svg:x2="2.484cm" svg:y2="4.922cm">
          <text:p/>
        </draw:line>
        <draw:polygon draw:style-name="gr3" draw:text-style-name="P3" draw:layer="layout" svg:width="0.003cm" svg:height="0.003cm" svg:x="2.484cm" svg:y="4.924cm" svg:viewBox="0 0 4 4" draw:points="0,4 4,4 4,0 0,0">
          <text:p/>
        </draw:polygon>
        <draw:frame draw:style-name="gr5" draw:text-style-name="P5" draw:layer="layout" svg:width="0.281cm" svg:height="0.319cm" svg:x="1.248cm" svg:y="7.96cm">
          <draw:text-box>
            <text:p text:style-name="P4"><text:span text:style-name="T1">0</text:span></text:p>
          </draw:text-box>
        </draw:frame>
        <draw:line draw:style-name="gr2" draw:text-style-name="P2" draw:layer="layout" svg:x1="3.657cm" svg:y1="7.897cm" svg:x2="3.657cm" svg:y2="7.788cm">
          <text:p/>
        </draw:line>
        <draw:polygon draw:style-name="gr3" draw:text-style-name="P3" draw:layer="layout" svg:width="0.003cm" svg:height="0.001cm" svg:x="3.657cm" svg:y="7.79cm" svg:viewBox="0 0 4 2" draw:points="0,2 4,2 4,0 0,0">
          <text:p/>
        </draw:polygon>
        <draw:line draw:style-name="gr2" draw:text-style-name="P2" draw:layer="layout" svg:x1="3.657cm" svg:y1="4.835cm" svg:x2="3.657cm" svg:y2="4.922cm">
          <text:p/>
        </draw:line>
        <draw:polygon draw:style-name="gr3" draw:text-style-name="P3" draw:layer="layout" svg:width="0.003cm" svg:height="0.003cm" svg:x="3.657cm" svg:y="4.924cm" svg:viewBox="0 0 4 4" draw:points="0,4 4,4 4,0 0,0">
          <text:p/>
        </draw:polygon>
        <draw:frame draw:style-name="gr5" draw:text-style-name="P5" draw:layer="layout" svg:width="0.472cm" svg:height="0.319cm" svg:x="2.268cm" svg:y="7.96cm">
          <draw:text-box>
            <text:p text:style-name="P4"><text:span text:style-name="T1">500</text:span></text:p>
          </draw:text-box>
        </draw:frame>
        <draw:line draw:style-name="gr2" draw:text-style-name="P2" draw:layer="layout" svg:x1="4.829cm" svg:y1="7.897cm" svg:x2="4.829cm" svg:y2="7.788cm">
          <text:p/>
        </draw:line>
        <draw:polygon draw:style-name="gr3" draw:text-style-name="P3" draw:layer="layout" svg:width="0.003cm" svg:height="0.001cm" svg:x="4.829cm" svg:y="7.79cm" svg:viewBox="0 0 4 2" draw:points="0,2 4,2 4,0 0,0">
          <text:p/>
        </draw:polygon>
        <draw:line draw:style-name="gr2" draw:text-style-name="P2" draw:layer="layout" svg:x1="4.829cm" svg:y1="4.835cm" svg:x2="4.829cm" svg:y2="4.922cm">
          <text:p/>
        </draw:line>
        <draw:polygon draw:style-name="gr3" draw:text-style-name="P3" draw:layer="layout" svg:width="0.003cm" svg:height="0.003cm" svg:x="4.829cm" svg:y="4.924cm" svg:viewBox="0 0 4 4" draw:points="0,4 4,4 4,0 0,0">
          <text:p/>
        </draw:polygon>
        <draw:frame draw:style-name="gr5" draw:text-style-name="P5" draw:layer="layout" svg:width="0.629cm" svg:height="0.319cm" svg:x="3.353cm" svg:y="7.96cm">
          <draw:text-box>
            <text:p text:style-name="P4"><text:span text:style-name="T1">1000</text:span></text:p>
          </draw:text-box>
        </draw:frame>
        <draw:line draw:style-name="gr2" draw:text-style-name="P2" draw:layer="layout" svg:x1="6.022cm" svg:y1="7.897cm" svg:x2="6.022cm" svg:y2="7.788cm">
          <text:p/>
        </draw:line>
        <draw:polygon draw:style-name="gr3" draw:text-style-name="P3" draw:layer="layout" svg:width="0.003cm" svg:height="0.001cm" svg:x="6.024cm" svg:y="7.79cm" svg:viewBox="0 0 4 2" draw:points="0,2 4,2 4,0 0,0">
          <text:p/>
        </draw:polygon>
        <draw:line draw:style-name="gr2" draw:text-style-name="P2" draw:layer="layout" svg:x1="6.022cm" svg:y1="4.835cm" svg:x2="6.022cm" svg:y2="4.922cm">
          <text:p/>
        </draw:line>
        <draw:polygon draw:style-name="gr3" draw:text-style-name="P3" draw:layer="layout" svg:width="0.003cm" svg:height="0.003cm" svg:x="6.024cm" svg:y="4.924cm" svg:viewBox="0 0 4 4" draw:points="0,4 4,4 4,0 0,0">
          <text:p/>
        </draw:polygon>
        <draw:frame draw:style-name="gr5" draw:text-style-name="P5" draw:layer="layout" svg:width="0.629cm" svg:height="0.319cm" svg:x="4.526cm" svg:y="7.96cm">
          <draw:text-box>
            <text:p text:style-name="P4"><text:span text:style-name="T1">1500</text:span></text:p>
          </draw:text-box>
        </draw:frame>
        <draw:line draw:style-name="gr2" draw:text-style-name="P2" draw:layer="layout" svg:x1="7.195cm" svg:y1="7.897cm" svg:x2="7.195cm" svg:y2="7.788cm">
          <text:p/>
        </draw:line>
        <draw:polygon draw:style-name="gr3" draw:text-style-name="P3" draw:layer="layout" svg:width="0.001cm" svg:height="0.001cm" svg:x="7.195cm" svg:y="7.79cm" svg:viewBox="0 0 2 2" draw:points="0,2 2,2 2,0 0,0">
          <text:p/>
        </draw:polygon>
        <draw:line draw:style-name="gr2" draw:text-style-name="P2" draw:layer="layout" svg:x1="7.195cm" svg:y1="4.835cm" svg:x2="7.195cm" svg:y2="4.922cm">
          <text:p/>
        </draw:line>
        <draw:polygon draw:style-name="gr3" draw:text-style-name="P3" draw:layer="layout" svg:width="0.001cm" svg:height="0.003cm" svg:x="7.195cm" svg:y="4.924cm" svg:viewBox="0 0 2 4" draw:points="0,4 2,4 2,0 0,0">
          <text:p/>
        </draw:polygon>
        <draw:frame draw:style-name="gr5" draw:text-style-name="P5" draw:layer="layout" svg:width="0.629cm" svg:height="0.319cm" svg:x="5.721cm" svg:y="7.96cm">
          <draw:text-box>
            <text:p text:style-name="P4"><text:span text:style-name="T1">2000</text:span></text:p>
          </draw:text-box>
        </draw:frame>
        <draw:line draw:style-name="gr2" draw:text-style-name="P2" draw:layer="layout" svg:x1="8.367cm" svg:y1="7.897cm" svg:x2="8.367cm" svg:y2="7.788cm">
          <text:p/>
        </draw:line>
        <draw:polygon draw:style-name="gr3" draw:text-style-name="P3" draw:layer="layout" svg:width="0.003cm" svg:height="0.001cm" svg:x="8.367cm" svg:y="7.79cm" svg:viewBox="0 0 4 2" draw:points="0,2 4,2 4,0 0,0">
          <text:p/>
        </draw:polygon>
        <draw:line draw:style-name="gr2" draw:text-style-name="P2" draw:layer="layout" svg:x1="8.367cm" svg:y1="4.835cm" svg:x2="8.367cm" svg:y2="4.922cm">
          <text:p/>
        </draw:line>
        <draw:polygon draw:style-name="gr3" draw:text-style-name="P3" draw:layer="layout" svg:width="0.003cm" svg:height="0.003cm" svg:x="8.367cm" svg:y="4.924cm" svg:viewBox="0 0 4 4" draw:points="0,4 4,4 4,0 0,0">
          <text:p/>
        </draw:polygon>
        <draw:frame draw:style-name="gr5" draw:text-style-name="P5" draw:layer="layout" svg:width="0.629cm" svg:height="0.319cm" svg:x="6.891cm" svg:y="7.96cm">
          <draw:text-box>
            <text:p text:style-name="P4"><text:span text:style-name="T1">2500</text:span></text:p>
          </draw:text-box>
        </draw:frame>
        <draw:line draw:style-name="gr2" draw:text-style-name="P2" draw:layer="layout" svg:x1="9.539cm" svg:y1="7.897cm" svg:x2="9.539cm" svg:y2="7.788cm">
          <text:p/>
        </draw:line>
        <draw:polygon draw:style-name="gr3" draw:text-style-name="P3" draw:layer="layout" svg:width="0.003cm" svg:height="0.001cm" svg:x="9.539cm" svg:y="7.79cm" svg:viewBox="0 0 4 2" draw:points="0,2 4,2 4,0 0,0">
          <text:p/>
        </draw:polygon>
        <draw:line draw:style-name="gr2" draw:text-style-name="P2" draw:layer="layout" svg:x1="9.539cm" svg:y1="4.835cm" svg:x2="9.539cm" svg:y2="4.922cm">
          <text:p/>
        </draw:line>
        <draw:polygon draw:style-name="gr3" draw:text-style-name="P3" draw:layer="layout" svg:width="0.003cm" svg:height="0.003cm" svg:x="9.539cm" svg:y="4.924cm" svg:viewBox="0 0 4 4" draw:points="0,4 4,4 4,0 0,0">
          <text:p/>
        </draw:polygon>
        <draw:frame draw:style-name="gr5" draw:text-style-name="P5" draw:layer="layout" svg:width="0.629cm" svg:height="0.319cm" svg:x="8.063cm" svg:y="7.96cm">
          <draw:text-box>
            <text:p text:style-name="P4"><text:span text:style-name="T1">3000</text:span></text:p>
          </draw:text-box>
        </draw:frame>
        <draw:line draw:style-name="gr2" draw:text-style-name="P2" draw:layer="layout" svg:x1="10.732cm" svg:y1="7.897cm" svg:x2="10.732cm" svg:y2="7.788cm">
          <text:p/>
        </draw:line>
        <draw:polygon draw:style-name="gr3" draw:text-style-name="P3" draw:layer="layout" svg:width="0.003cm" svg:height="0.001cm" svg:x="10.734cm" svg:y="7.79cm" svg:viewBox="0 0 4 2" draw:points="0,2 4,2 4,0 0,0">
          <text:p/>
        </draw:polygon>
        <draw:line draw:style-name="gr2" draw:text-style-name="P2" draw:layer="layout" svg:x1="10.732cm" svg:y1="4.835cm" svg:x2="10.732cm" svg:y2="4.922cm">
          <text:p/>
        </draw:line>
        <draw:polygon draw:style-name="gr3" draw:text-style-name="P3" draw:layer="layout" svg:width="0.003cm" svg:height="0.003cm" svg:x="10.734cm" svg:y="4.924cm" svg:viewBox="0 0 4 4" draw:points="0,4 4,4 4,0 0,0">
          <text:p/>
        </draw:polygon>
        <draw:frame draw:style-name="gr5" draw:text-style-name="P5" draw:layer="layout" svg:width="0.629cm" svg:height="0.319cm" svg:x="9.236cm" svg:y="7.96cm">
          <draw:text-box>
            <text:p text:style-name="P4"><text:span text:style-name="T1">3500</text:span></text:p>
          </draw:text-box>
        </draw:frame>
        <draw:line draw:style-name="gr2" draw:text-style-name="P2" draw:layer="layout" svg:x1="1.312cm" svg:y1="7.897cm" svg:x2="1.399cm" svg:y2="7.897cm">
          <text:p/>
        </draw:line>
        <draw:polygon draw:style-name="gr3" draw:text-style-name="P3" draw:layer="layout" svg:width="0.003cm" svg:height="0.003cm" svg:x="1.399cm" svg:y="7.897cm" svg:viewBox="0 0 4 4" draw:points="0,4 4,4 4,0 0,0">
          <text:p/>
        </draw:polygon>
        <draw:line draw:style-name="gr2" draw:text-style-name="P2" draw:layer="layout" svg:x1="10.732cm" svg:y1="7.897cm" svg:x2="10.625cm" svg:y2="7.897cm">
          <text:p/>
        </draw:line>
        <draw:polygon draw:style-name="gr3" draw:text-style-name="P3" draw:layer="layout" svg:width="0.001cm" svg:height="0.003cm" svg:x="10.625cm" svg:y="7.897cm" svg:viewBox="0 0 2 4" draw:points="0,4 2,4 2,0 0,0">
          <text:p/>
        </draw:polygon>
        <draw:frame draw:style-name="gr5" draw:text-style-name="P5" draw:layer="layout" svg:width="0.629cm" svg:height="0.319cm" svg:x="10.431cm" svg:y="7.96cm">
          <draw:text-box>
            <text:p text:style-name="P4"><text:span text:style-name="T1">4000</text:span></text:p>
          </draw:text-box>
        </draw:frame>
        <draw:line draw:style-name="gr2" draw:text-style-name="P2" draw:layer="layout" svg:x1="1.312cm" svg:y1="6.876cm" svg:x2="1.399cm" svg:y2="6.876cm">
          <text:p/>
        </draw:line>
        <draw:polygon draw:style-name="gr3" draw:text-style-name="P3" draw:layer="layout" svg:width="0.003cm" svg:height="0.003cm" svg:x="1.399cm" svg:y="6.878cm" svg:viewBox="0 0 4 4" draw:points="0,4 4,4 4,0 0,0">
          <text:p/>
        </draw:polygon>
        <draw:line draw:style-name="gr2" draw:text-style-name="P2" draw:layer="layout" svg:x1="10.732cm" svg:y1="6.876cm" svg:x2="10.625cm" svg:y2="6.876cm">
          <text:p/>
        </draw:line>
        <draw:polygon draw:style-name="gr3" draw:text-style-name="P3" draw:layer="layout" svg:width="0.001cm" svg:height="0.003cm" svg:x="10.625cm" svg:y="6.878cm" svg:viewBox="0 0 2 4" draw:points="0,4 2,4 2,0 0,0">
          <text:p/>
        </draw:polygon>
        <draw:frame draw:style-name="gr5" draw:text-style-name="P5" draw:layer="layout" svg:width="0.281cm" svg:height="0.319cm" svg:x="1.035cm" svg:y="7.721cm">
          <draw:text-box>
            <text:p text:style-name="P4"><text:span text:style-name="T1">0</text:span></text:p>
          </draw:text-box>
        </draw:frame>
        <draw:line draw:style-name="gr2" draw:text-style-name="P2" draw:layer="layout" svg:x1="1.312cm" svg:y1="5.857cm" svg:x2="1.399cm" svg:y2="5.857cm">
          <text:p/>
        </draw:line>
        <draw:polygon draw:style-name="gr3" draw:text-style-name="P3" draw:layer="layout" svg:width="0.003cm" svg:height="0.001cm" svg:x="1.399cm" svg:y="5.857cm" svg:viewBox="0 0 4 2" draw:points="0,2 4,2 4,0 0,0">
          <text:p/>
        </draw:polygon>
        <draw:line draw:style-name="gr2" draw:text-style-name="P2" draw:layer="layout" svg:x1="10.732cm" svg:y1="5.857cm" svg:x2="10.625cm" svg:y2="5.857cm">
          <text:p/>
        </draw:line>
        <draw:polygon draw:style-name="gr3" draw:text-style-name="P3" draw:layer="layout" svg:width="0.001cm" svg:height="0.001cm" svg:x="10.625cm" svg:y="5.857cm" svg:viewBox="0 0 2 2" draw:points="0,2 2,2 2,0 0,0">
          <text:p/>
        </draw:polygon>
        <draw:frame draw:style-name="gr5" draw:text-style-name="P5" draw:layer="layout" svg:width="0.281cm" svg:height="0.319cm" svg:x="1.035cm" svg:y="6.701cm">
          <draw:text-box>
            <text:p text:style-name="P4"><text:span text:style-name="T1">2</text:span></text:p>
          </draw:text-box>
        </draw:frame>
        <draw:line draw:style-name="gr2" draw:text-style-name="P2" draw:layer="layout" svg:x1="1.312cm" svg:y1="4.835cm" svg:x2="1.399cm" svg:y2="4.835cm">
          <text:p/>
        </draw:line>
        <draw:polygon draw:style-name="gr3" draw:text-style-name="P3" draw:layer="layout" svg:width="0.003cm" svg:height="0.003cm" svg:x="1.399cm" svg:y="4.837cm" svg:viewBox="0 0 4 4" draw:points="0,4 4,4 4,0 0,0">
          <text:p/>
        </draw:polygon>
        <draw:line draw:style-name="gr2" draw:text-style-name="P2" draw:layer="layout" svg:x1="10.732cm" svg:y1="4.835cm" svg:x2="10.625cm" svg:y2="4.835cm">
          <text:p/>
        </draw:line>
        <draw:polygon draw:style-name="gr3" draw:text-style-name="P3" draw:layer="layout" svg:width="0.001cm" svg:height="0.003cm" svg:x="10.625cm" svg:y="4.837cm" svg:viewBox="0 0 2 4" draw:points="0,4 2,4 2,0 0,0">
          <text:p/>
        </draw:polygon>
        <draw:frame draw:style-name="gr5" draw:text-style-name="P5" draw:layer="layout" svg:width="0.281cm" svg:height="0.319cm" svg:x="1.035cm" svg:y="5.68cm">
          <draw:text-box>
            <text:p text:style-name="P4"><text:span text:style-name="T1">4</text:span></text:p>
          </draw:text-box>
        </draw:frame>
        <draw:line draw:style-name="gr2" draw:text-style-name="P2" draw:layer="layout" svg:x1="1.312cm" svg:y1="4.835cm" svg:x2="10.732cm" svg:y2="4.835cm">
          <text:p/>
        </draw:line>
        <draw:polygon draw:style-name="gr3" draw:text-style-name="P3" draw:layer="layout" svg:width="0.003cm" svg:height="0.003cm" svg:x="10.734cm" svg:y="4.837cm" svg:viewBox="0 0 4 4" draw:points="0,4 4,4 4,0 0,0">
          <text:p/>
        </draw:polygon>
        <draw:line draw:style-name="gr2" draw:text-style-name="P2" draw:layer="layout" svg:x1="1.312cm" svg:y1="7.897cm" svg:x2="10.732cm" svg:y2="7.897cm">
          <text:p/>
        </draw:line>
        <draw:polygon draw:style-name="gr3" draw:text-style-name="P3" draw:layer="layout" svg:width="0.003cm" svg:height="0.003cm" svg:x="10.734cm" svg:y="7.897cm" svg:viewBox="0 0 4 4" draw:points="0,4 4,4 4,0 0,0">
          <text:p/>
        </draw:polygon>
        <draw:line draw:style-name="gr2" draw:text-style-name="P2" draw:layer="layout" svg:x1="10.732cm" svg:y1="7.897cm" svg:x2="10.732cm" svg:y2="4.835cm">
          <text:p/>
        </draw:line>
        <draw:polygon draw:style-name="gr3" draw:text-style-name="P3" draw:layer="layout" svg:width="0.003cm" svg:height="0.003cm" svg:x="10.734cm" svg:y="4.837cm" svg:viewBox="0 0 4 4" draw:points="0,4 4,4 4,0 0,0">
          <text:p/>
        </draw:polygon>
        <draw:line draw:style-name="gr2" draw:text-style-name="P2" draw:layer="layout" svg:x1="1.312cm" svg:y1="7.897cm" svg:x2="1.312cm" svg:y2="4.835cm">
          <text:p/>
        </draw:line>
        <draw:polygon draw:style-name="gr3" draw:text-style-name="P3" draw:layer="layout" svg:width="0.003cm" svg:height="0.003cm" svg:x="1.312cm" svg:y="4.837cm" svg:viewBox="0 0 4 4" draw:points="0,4 4,4 4,0 0,0">
          <text:p/>
        </draw:polygon>
        <draw:path draw:style-name="gr2" draw:text-style-name="P2" draw:layer="layout" svg:width="0.174cm" svg:height="0.174cm" svg:x="1.225cm" svg:y="7.81cm" svg:viewBox="0 0 175 175" svg:d="M175 88c0-49-38-88-87-88-48 0-88 39-88 88 0 47 40 87 88 87 49 0 87-40 87-87z">
          <text:p/>
        </draw:path>
        <draw:path draw:style-name="gr2" draw:text-style-name="P2" draw:layer="layout" svg:width="0.173cm" svg:height="0.174cm" svg:x="1.811cm" svg:y="7.81cm" svg:viewBox="0 0 174 175" svg:d="M174 88c0-49-38-88-88-88-46 0-86 39-86 88 0 47 40 87 86 87 50 0 88-40 88-87z">
          <text:p/>
        </draw:path>
        <draw:path draw:style-name="gr2" draw:text-style-name="P2" draw:layer="layout" svg:width="0.173cm" svg:height="0.174cm" svg:x="2.398cm" svg:y="7.81cm" svg:viewBox="0 0 174 175" svg:d="M174 88c0-49-40-88-87-88-49 0-87 39-87 88 0 47 38 87 87 87 47 0 87-40 87-87z">
          <text:p/>
        </draw:path>
        <draw:path draw:style-name="gr2" draw:text-style-name="P2" draw:layer="layout" svg:width="0.174cm" svg:height="0.174cm" svg:x="2.983cm" svg:y="7.81cm" svg:viewBox="0 0 175 175" svg:d="M175 88c0-49-40-88-88-88-47 0-87 39-87 88 0 47 40 87 87 87 48 0 88-40 88-87z">
          <text:p/>
        </draw:path>
        <draw:path draw:style-name="gr2" draw:text-style-name="P2" draw:layer="layout" svg:width="0.174cm" svg:height="0.174cm" svg:x="3.57cm" svg:y="5.509cm" svg:viewBox="0 0 175 175" svg:d="M175 87c0-48-40-87-88-87-49 0-87 39-87 87s38 88 87 88c48 0 88-40 88-88z">
          <text:p/>
        </draw:path>
        <draw:path draw:style-name="gr2" draw:text-style-name="P2" draw:layer="layout" svg:width="0.174cm" svg:height="0.174cm" svg:x="4.155cm" svg:y="7.81cm" svg:viewBox="0 0 175 175" svg:d="M175 88c0-49-38-88-87-88-47 0-88 39-88 88 0 47 41 87 88 87 49 0 87-40 87-87z">
          <text:p/>
        </draw:path>
        <draw:path draw:style-name="gr2" draw:text-style-name="P2" draw:layer="layout" svg:width="0.174cm" svg:height="0.174cm" svg:x="4.742cm" svg:y="7.81cm" svg:viewBox="0 0 175 175" svg:d="M175 88c0-49-41-88-88-88-49 0-87 39-87 88 0 47 38 87 87 87 47 0 88-40 88-87z">
          <text:p/>
        </draw:path>
        <draw:path draw:style-name="gr2" draw:text-style-name="P2" draw:layer="layout" svg:width="0.173cm" svg:height="0.174cm" svg:x="5.328cm" svg:y="7.81cm" svg:viewBox="0 0 174 175" svg:d="M174 88c0-49-38-88-87-88s-87 39-87 88c0 47 38 87 87 87s87-40 87-87z">
          <text:p/>
        </draw:path>
        <draw:path draw:style-name="gr2" draw:text-style-name="P2" draw:layer="layout" svg:width="0.174cm" svg:height="0.174cm" svg:x="5.935cm" svg:y="7.81cm" svg:viewBox="0 0 175 175" svg:d="M175 88c0-49-39-88-88-88-48 0-87 39-87 88 0 47 39 87 87 87 49 0 88-40 88-87z">
          <text:p/>
        </draw:path>
        <draw:path draw:style-name="gr2" draw:text-style-name="P2" draw:layer="layout" svg:width="0.173cm" svg:height="0.174cm" svg:x="6.521cm" svg:y="7.81cm" svg:viewBox="0 0 174 175" svg:d="M174 88c0-49-38-88-87-88-47 0-87 39-87 88 0 47 40 87 87 87 49 0 87-40 87-87z">
          <text:p/>
        </draw:path>
        <draw:path draw:style-name="gr2" draw:text-style-name="P2" draw:layer="layout" svg:width="0.173cm" svg:height="0.174cm" svg:x="7.108cm" svg:y="7.81cm" svg:viewBox="0 0 174 175" svg:d="M174 88c0-49-38-88-86-88-49 0-88 39-88 88 0 47 39 87 88 87 48 0 86-40 86-87z">
          <text:p/>
        </draw:path>
        <draw:path draw:style-name="gr2" draw:text-style-name="P2" draw:layer="layout" svg:width="0.174cm" svg:height="0.174cm" svg:x="7.693cm" svg:y="7.81cm" svg:viewBox="0 0 175 175" svg:d="M175 88c0-49-39-88-88-88-47 0-87 39-87 88 0 47 40 87 87 87 49 0 88-40 88-87z">
          <text:p/>
        </draw:path>
        <draw:path draw:style-name="gr2" draw:text-style-name="P2" draw:layer="layout" svg:width="0.174cm" svg:height="0.174cm" svg:x="8.28cm" svg:y="7.788cm" svg:viewBox="0 0 175 175" svg:d="M175 88c0-48-40-88-87-88-50 0-88 40-88 88s38 87 88 87c47 0 87-39 87-87z">
          <text:p/>
        </draw:path>
        <draw:path draw:style-name="gr2" draw:text-style-name="P2" draw:layer="layout" svg:width="0.174cm" svg:height="0.174cm" svg:x="8.865cm" svg:y="7.81cm" svg:viewBox="0 0 175 175" svg:d="M175 88c0-49-39-88-88-88-47 0-87 39-87 88 0 47 40 87 87 87 49 0 88-40 88-87z">
          <text:p/>
        </draw:path>
        <draw:path draw:style-name="gr2" draw:text-style-name="P2" draw:layer="layout" svg:width="0.174cm" svg:height="0.174cm" svg:x="9.452cm" svg:y="7.81cm" svg:viewBox="0 0 175 175" svg:d="M175 88c0-49-40-88-88-88s-87 39-87 88c0 47 39 87 87 87s88-40 88-87z">
          <text:p/>
        </draw:path>
        <draw:path draw:style-name="gr2" draw:text-style-name="P2" draw:layer="layout" svg:width="0.173cm" svg:height="0.174cm" svg:x="10.038cm" svg:y="7.81cm" svg:viewBox="0 0 174 175" svg:d="M174 88c0-49-38-88-87-88-46 0-87 39-87 88 0 47 41 87 87 87 49 0 87-40 87-87z">
          <text:p/>
        </draw:path>
        <draw:path draw:style-name="gr3" draw:text-style-name="P3" draw:layer="layout" svg:width="0.066cm" svg:height="0.066cm" svg:x="1.29cm" svg:y="7.875cm" svg:viewBox="0 0 67 67" svg:d="M67 34c0-18-14-34-33-34-18 0-34 16-34 34 0 17 16 33 34 33 19 0 33-16 33-33z">
          <text:p/>
        </draw:path>
        <draw:path draw:style-name="gr3" draw:text-style-name="P3" draw:layer="layout" svg:width="0.064cm" svg:height="0.066cm" svg:x="1.877cm" svg:y="7.875cm" svg:viewBox="0 0 65 67" svg:d="M65 34c0-18-14-34-31-34-19 0-34 16-34 34 0 17 15 33 34 33 17 0 31-16 31-33z">
          <text:p/>
        </draw:path>
        <draw:path draw:style-name="gr3" draw:text-style-name="P3" draw:layer="layout" svg:width="0.066cm" svg:height="0.066cm" svg:x="2.462cm" svg:y="7.875cm" svg:viewBox="0 0 67 67" svg:d="M67 34c0-18-16-34-33-34-18 0-34 16-34 34 0 17 16 33 34 33 17 0 33-16 33-33z">
          <text:p/>
        </draw:path>
        <draw:path draw:style-name="gr3" draw:text-style-name="P3" draw:layer="layout" svg:width="0.064cm" svg:height="0.066cm" svg:x="3.049cm" svg:y="7.875cm" svg:viewBox="0 0 65 67" svg:d="M65 34c0-18-15-34-32-34-19 0-33 16-33 34 0 17 14 33 33 33 17 0 32-16 32-33z">
          <text:p/>
        </draw:path>
        <draw:line draw:style-name="gr2" draw:text-style-name="P2" draw:layer="layout" svg:x1="3.657cm" svg:y1="7.897cm" svg:x2="3.657cm" svg:y2="5.596cm">
          <text:p/>
        </draw:line>
        <draw:path draw:style-name="gr3" draw:text-style-name="P3" draw:layer="layout" svg:width="0.064cm" svg:height="0.066cm" svg:x="4.221cm" svg:y="7.875cm" svg:viewBox="0 0 65 67" svg:d="M65 34c0-18-13-34-33-34-18 0-32 16-32 34 0 17 14 33 32 33 20 0 33-16 33-33z">
          <text:p/>
        </draw:path>
        <draw:path draw:style-name="gr3" draw:text-style-name="P3" draw:layer="layout" svg:width="0.067cm" svg:height="0.066cm" svg:x="4.806cm" svg:y="7.875cm" svg:viewBox="0 0 68 67" svg:d="M68 34c0-18-16-34-35-34s-33 16-33 34c0 17 14 33 33 33s35-16 35-33z">
          <text:p/>
        </draw:path>
        <draw:path draw:style-name="gr3" draw:text-style-name="P3" draw:layer="layout" svg:width="0.064cm" svg:height="0.066cm" svg:x="5.394cm" svg:y="7.875cm" svg:viewBox="0 0 65 67" svg:d="M65 34c0-18-14-34-33-34-18 0-32 16-32 34 0 17 14 33 32 33 19 0 33-16 33-33z">
          <text:p/>
        </draw:path>
        <draw:path draw:style-name="gr3" draw:text-style-name="P3" draw:layer="layout" svg:width="0.065cm" svg:height="0.066cm" svg:x="6.001cm" svg:y="7.875cm" svg:viewBox="0 0 66 67" svg:d="M66 34c0-18-14-34-34-34-18 0-32 16-32 34 0 17 14 33 32 33 20 0 34-16 34-33z">
          <text:p/>
        </draw:path>
        <draw:path draw:style-name="gr3" draw:text-style-name="P3" draw:layer="layout" svg:width="0.064cm" svg:height="0.066cm" svg:x="6.587cm" svg:y="7.875cm" svg:viewBox="0 0 65 67" svg:d="M65 34c0-18-14-34-31-34-20 0-34 16-34 34 0 17 14 33 34 33 17 0 31-16 31-33z">
          <text:p/>
        </draw:path>
        <draw:path draw:style-name="gr3" draw:text-style-name="P3" draw:layer="layout" svg:width="0.066cm" svg:height="0.066cm" svg:x="7.172cm" svg:y="7.875cm" svg:viewBox="0 0 67 67" svg:d="M67 34c0-18-15-34-34-34-17 0-33 16-33 34 0 17 16 33 33 33 19 0 34-16 34-33z">
          <text:p/>
        </draw:path>
        <draw:path draw:style-name="gr3" draw:text-style-name="P3" draw:layer="layout" svg:width="0.064cm" svg:height="0.066cm" svg:x="7.759cm" svg:y="7.875cm" svg:viewBox="0 0 65 67" svg:d="M65 34c0-18-14-34-31-34-19 0-34 16-34 34 0 17 15 33 34 33 17 0 31-16 31-33z">
          <text:p/>
        </draw:path>
        <draw:line draw:style-name="gr2" draw:text-style-name="P2" draw:layer="layout" svg:x1="8.367cm" svg:y1="7.897cm" svg:x2="8.367cm" svg:y2="7.875cm">
          <text:p/>
        </draw:line>
        <draw:path draw:style-name="gr3" draw:text-style-name="P3" draw:layer="layout" svg:width="0.065cm" svg:height="0.066cm" svg:x="8.931cm" svg:y="7.875cm" svg:viewBox="0 0 66 67" svg:d="M66 34c0-18-15-34-33-34-19 0-33 16-33 34 0 17 14 33 33 33 18 0 33-16 33-33z">
          <text:p/>
        </draw:path>
        <draw:path draw:style-name="gr3" draw:text-style-name="P3" draw:layer="layout" svg:width="0.066cm" svg:height="0.066cm" svg:x="9.517cm" svg:y="7.875cm" svg:viewBox="0 0 67 67" svg:d="M67 34c0-18-16-34-33-34-19 0-34 16-34 34 0 17 15 33 34 33 17 0 33-16 33-33z">
          <text:p/>
        </draw:path>
        <draw:path draw:style-name="gr3" draw:text-style-name="P3" draw:layer="layout" svg:width="0.064cm" svg:height="0.066cm" svg:x="10.104cm" svg:y="7.875cm" svg:viewBox="0 0 65 67" svg:d="M65 34c0-18-14-34-34-34-18 0-31 16-31 34 0 17 13 33 31 33 20 0 34-16 34-33z">
          <text:p/>
        </draw:path>
        <draw:line draw:style-name="gr2" draw:text-style-name="P2" draw:layer="layout" svg:x1="1.312cm" svg:y1="7.897cm" svg:x2="10.732cm" svg:y2="7.897cm">
          <text:p/>
        </draw:line>
        <draw:frame draw:style-name="gr5" draw:text-style-name="P5" draw:layer="layout" svg:width="0.281cm" svg:height="0.319cm" svg:x="1.035cm" svg:y="4.66cm">
          <draw:text-box>
            <text:p text:style-name="P4"><text:span text:style-name="T1">6</text:span></text:p>
          </draw:text-box>
        </draw:frame>
        <draw:frame draw:style-name="gr5" draw:text-style-name="P5" draw:layer="layout" svg:width="1.954cm" svg:height="0.319cm" svg:x="5.026cm" svg:y="8.328cm">
          <draw:text-box>
            <text:p text:style-name="P4"><text:span text:style-name="T1">Frequency (Hz)</text:span></text:p>
          </draw:text-box>
        </draw:frame>
        <draw:frame draw:style-name="gr5" draw:text-style-name="P5" draw:layer="layout" svg:width="2.038cm" svg:height="0.319cm" draw:transform="rotate (1.5707963267949) translate (0.54cm 7.382cm)">
          <draw:text-box>
            <text:p text:style-name="P4"><text:span text:style-name="T1">Signal spectrum</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AdvP4C4E74" svg:font-family="AdvP4C4E74"/>
    <style:font-face style:name="AdvP4C4E741" svg:font-family="AdvP4C4E74" style:font-pitch="variable"/>
    <style:font-face style:name="AdvP696A" svg:font-family="AdvP696A"/>
    <style:font-face style:name="AdvP696A1" svg:font-family="AdvP696A" style:font-pitch="variable"/>
    <style:font-face style:name="AdvP6975" svg:font-family="AdvP6975"/>
    <style:font-face style:name="AdvP69751" svg:font-family="AdvP6975" style:font-pitch="variable"/>
    <style:font-face style:name="AdvP6C5B" svg:font-family="AdvP6C5B" style:font-pitch="variable"/>
    <style:font-face style:name="AdvP6C5B1" svg:font-family="AdvP6C5B"/>
    <style:font-face style:name="AdvP6C63" svg:font-family="AdvP6C63" style:font-pitch="variable"/>
    <style:font-face style:name="AdvP6C631" svg:font-family="AdvP6C63"/>
    <style:font-face style:name="AdvP6C82" svg:font-family="AdvP6C82"/>
    <style:font-face style:name="AdvP6C821" svg:font-family="AdvP6C82" style:font-pitch="variable"/>
    <style:font-face style:name="Arial" svg:font-family="Arial"/>
    <style:font-face style:name="Arial1" svg:font-family="Arial" style:font-pitch="variable"/>
    <style:font-face style:name="Arial2" svg:font-family="Arial" style:font-family-generic="system" style:font-pitch="variable"/>
    <style:font-face style:name="ArialMT" svg:font-family="ArialMT" style:font-pitch="variable"/>
    <style:font-face style:name="ArialMT1" svg:font-family="ArialMT"/>
    <style:font-face style:name="DejaVu Sans" svg:font-family="'DejaVu Sans'" style:font-pitch="variable"/>
    <style:font-face style:name="DejaVu Sans1"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svg:font-family="Times" style:font-pitch="variable"/>
    <style:font-face style:name="Times1" svg:font-family="Time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stroke-dash26" draw:style="rect" draw:dots1="1" draw:dots1-length="0.035cm" draw:distance="0.035cm"/>
    <draw:stroke-dash draw:name="stroke-dash33" draw:style="rect" draw:dots1="1" draw:dots1-length="0.25cm" draw:dots2="1" draw:dots2-length="0.083cm" draw:distance="0.16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1" style:font-size-asian="24pt" style:language-asian="zh" style:country-asian="CN" style:font-name-complex="Arial2"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3cm" fo:margin-bottom="0.3cm" fo:margin-left="0.3cm" fo:margin-right="0.3cm" fo:page-width="11.6cm" fo:page-height="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3-08-20T04:17:50.931973176</dc:date>
    <meta:editing-duration>PT2M5S</meta:editing-duration>
    <meta:editing-cycles>1</meta:editing-cycles>
    <meta:document-statistic meta:object-count="300"/>
    <meta:generator>LibreOffice/7.6.0.2$Linux_X86_64 LibreOffice_project/60$Build-2</meta:generator>
  </office:meta>
</office:document-meta>
</file>